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Times New Roman1" svg:font-family="&quot;Times New Roman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D9D9D9" style:repeat-content="false"/>
      <style:paragraph-properties fo:text-align="center"/>
      <style:text-properties fo:font-size="7pt" style:font-size-asian="7pt" style:font-size-complex="7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fo:font-size="7pt" style:font-size-asian="7pt" style:font-size-complex="7pt"/>
    </style:style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6.93208333333333cm"/>
    </style:style>
    <style:style style:name="co3" style:family="table-column">
      <style:table-column-properties fo:break-before="auto" style:column-width="6.270625cm"/>
    </style:style>
    <style:style style:name="co4" style:family="table-column">
      <style:table-column-properties fo:break-before="auto" style:column-width="6.58812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7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row table:style-name="ro1">
          <table:table-cell office:value-type="string" table:style-name="ce2">
            <text:p>Verbas Indenizatórias e outras remunerações temporári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1" table:number-rows-spanned="3" table:style-name="ce4">
            <text:p>Matrícula</text:p>
          </table:table-cell>
          <table:table-cell office:value-type="string" table:number-columns-spanned="1" table:number-rows-spanned="3" table:style-name="ce4">
            <text:p>Nome</text:p>
          </table:table-cell>
          <table:table-cell office:value-type="string" table:number-columns-spanned="1" table:number-rows-spanned="3" table:style-name="ce4">
            <text:p>Cargo</text:p>
          </table:table-cell>
          <table:table-cell office:value-type="string" table:number-columns-spanned="1" table:number-rows-spanned="3" table:style-name="ce4">
            <text:p>Lotação</text:p>
          </table:table-cell>
          <table:table-cell office:value-type="string" table:number-columns-spanned="5" table:number-rows-spanned="2" table:style-name="ce4">
            <text:p>INDENIZAÇÕES (a)</text:p>
          </table:table-cell>
          <table:covered-table-cell table:number-columns-repeated="4"/>
          <table:table-cell office:value-type="string" table:number-columns-spanned="9" table:number-rows-spanned="2" table:style-name="ce4">
            <text:p>OUTRAS REMUNERAÇÕES TEMPORÁRIAS (b)</text:p>
          </table:table-cell>
          <table:covered-table-cell table:number-columns-repeated="8"/>
          <table:table-cell table:number-columns-repeated="1636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8"/>
          <table:table-cell table:number-columns-repeated="16366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3">
            <text:p>Auxílio Alimentação</text:p>
          </table:table-cell>
          <table:table-cell office:value-type="string" table:style-name="ce3">
            <text:p>Auxílio Transporte</text:p>
          </table:table-cell>
          <table:table-cell office:value-type="string" table:style-name="ce3">
            <text:p>Auxílio Moradia</text:p>
          </table:table-cell>
          <table:table-cell office:value-type="string" table:style-name="ce3">
            <text:p>Férias Indenizadas</text:p>
          </table:table-cell>
          <table:table-cell office:value-type="string" table:style-name="ce3">
            <text:p>Férias Indenizadas de Estágio</text:p>
          </table:table-cell>
          <table:table-cell office:value-type="string" table:style-name="ce3">
            <text:p>Insalubridade</text:p>
          </table:table-cell>
          <table:table-cell office:value-type="string" table:style-name="ce3">
            <text:p>Remuneração Lei 6773</text:p>
          </table:table-cell>
          <table:table-cell office:value-type="string" table:style-name="ce3">
            <text:p>Remuneração Lei 6818</text:p>
          </table:table-cell>
          <table:table-cell office:value-type="string" table:style-name="ce3">
            <text:p>Diferença de Entrância</text:p>
          </table:table-cell>
          <table:table-cell office:value-type="string" table:style-name="ce3">
            <text:p>Remuneração Lei 6773 / Ato 09/2012</text:p>
          </table:table-cell>
          <table:table-cell office:value-type="string" table:style-name="ce3">
            <text:p>Remuneração Ato 11/2018</text:p>
          </table:table-cell>
          <table:table-cell office:value-type="string" table:style-name="ce3">
            <text:p>Coordenação de Grupos de Trabalho</text:p>
          </table:table-cell>
          <table:table-cell office:value-type="string" table:style-name="ce3">
            <text:p>Participação em Comissões e Projetos</text:p>
          </table:table-cell>
          <table:table-cell office:value-type="string" table:style-name="ce3">
            <text:p>Remuneração de Chefia / Direção / Assessoria</text:p>
          </table:table-cell>
          <table:table-cell table:number-columns-repeated="16366"/>
        </table:table-row>
        <table:table-row table:style-name="ro2">
          <table:table-cell office:value-type="string">
            <text:p>76579-1</text:p>
          </table:table-cell>
          <table:table-cell office:value-type="string">
            <text:p>ADEZIA LIMA DE CARVALHO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42.70">
            <text:p>4042,7</text:p>
          </table:table-cell>
          <table:table-cell table:number-columns-repeated="16366"/>
        </table:table-row>
        <table:table-row table:style-name="ro2">
          <table:table-cell office:value-type="string">
            <text:p>69209-3</text:p>
          </table:table-cell>
          <table:table-cell office:value-type="string">
            <text:p>ADILZA INACIO DE FREITAS<text:s text:c="56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76571-6</text:p>
          </table:table-cell>
          <table:table-cell office:value-type="string">
            <text:p>ADIVALDO BATISTA DE SOUZA JUNIOR<text:s text:c="48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684,46</text:p>
          </table:table-cell>
          <table:table-cell office:value-type="float" office:value="1684.45">
            <text:p>1684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358.24">
            <text:p>2358,2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70549-7</text:p>
          </table:table-cell>
          <table:table-cell office:value-type="string">
            <text:p>ADJE DE SOUZA ACCIOLY<text:s text:c="59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43-5</text:p>
          </table:table-cell>
          <table:table-cell office:value-type="string">
            <text:p>ADNA MERCIA LIRA DE ALMEIDA<text:s text:c="53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086-4</text:p>
          </table:table-cell>
          <table:table-cell office:value-type="string">
            <text:p>ADRIANA ACCIOLY DE LIMA VILELA<text:s text:c="50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68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084-8</text:p>
          </table:table-cell>
          <table:table-cell office:value-type="string">
            <text:p>ADRIANA GOMES MOREIRA DOS SANTOS<text:s text:c="48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68.92">
            <text:p>3368,92</text:p>
          </table:table-cell>
          <table:table-cell office:value-type="float" office:value="3368.92">
            <text:p>3368,92</text:p>
          </table:table-cell>
          <table:table-cell table:number-columns-repeated="16366"/>
        </table:table-row>
        <table:table-row table:style-name="ro2">
          <table:table-cell office:value-type="string">
            <text:p>76578-3</text:p>
          </table:table-cell>
          <table:table-cell office:value-type="string">
            <text:p>ADRIANA MARIA DE VASCONCELOS FEIJO<text:s text:c="46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63-1</text:p>
          </table:table-cell>
          <table:table-cell office:value-type="string">
            <text:p>ADRIANO JORGE CORREIA DE BARROS LIMA<text:s text:c="44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26.72">
            <text:p>426,7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240.33">
            <text:p>2240,3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4133-5</text:p>
          </table:table-cell>
          <table:table-cell office:value-type="string">
            <text:p>AFRANIO ROBERTO PEREIRA DE QUEIROZ<text:s text:c="46"/></text:p>
          </table:table-cell>
          <table:table-cell office:value-type="string">
            <text:p>PROCURADOR DE JUSTICA<text:s text:c="19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178-2</text:p>
          </table:table-cell>
          <table:table-cell office:value-type="string">
            <text:p>AILTON SOARES<text:s text:c="67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60-9</text:p>
          </table:table-cell>
          <table:table-cell office:value-type="string">
            <text:p>ALAN DE JESUS PASSOS<text:s text:c="60"/></text:p>
          </table:table-cell>
          <table:table-cell office:value-type="string">
            <text:p>ASSESSOR DE GABINETE<text:s text:c="20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291-2</text:p>
          </table:table-cell>
          <table:table-cell office:value-type="string">
            <text:p>ALANA CARINA DE BARROS LIMA DANTAS PEIXOTO<text:s text:c="38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70548-9</text:p>
          </table:table-cell>
          <table:table-cell office:value-type="string">
            <text:p>ALBA LUCIA TORRES DE OLIVEIRA<text:s text:c="51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089-9</text:p>
          </table:table-cell>
          <table:table-cell office:value-type="string">
            <text:p>ALBA NIVEA DE BARROS MENDES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76569-4</text:p>
          </table:table-cell>
          <table:table-cell office:value-type="string">
            <text:p>ALBERTO FONSECA<text:s text:c="65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684,46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080-5</text:p>
          </table:table-cell>
          <table:table-cell office:value-type="string">
            <text:p>ALBERTO TENORIO VIEIRA<text:s text:c="58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699-3</text:p>
          </table:table-cell>
          <table:table-cell office:value-type="string">
            <text:p>ALDO RENATO FERNANDES CUNHA<text:s text:c="53"/></text:p>
          </table:table-cell>
          <table:table-cell office:value-type="string">
            <text:p>CHEFE DE GABINETE<text:s text:c="23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93-1</text:p>
          </table:table-cell>
          <table:table-cell office:value-type="string">
            <text:p>ALEF BARBOSA DE LIRA<text:s text:c="60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116-2</text:p>
          </table:table-cell>
          <table:table-cell office:value-type="string">
            <text:p>ALESSANDRA KARINA CALHEIROS MORAIS COSTA<text:s text:c="40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88-2</text:p>
          </table:table-cell>
          <table:table-cell office:value-type="string">
            <text:p>ALEX ALMEIDA SILVA<text:s text:c="62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20.22">
            <text:p>1520,2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085-6</text:p>
          </table:table-cell>
          <table:table-cell office:value-type="string">
            <text:p>ALEXANDRA BEURLEN<text:s text:c="6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68.92">
            <text:p>3368,9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021-4</text:p>
          </table:table-cell>
          <table:table-cell office:value-type="string">
            <text:p>ALEXANDRE CAVALCANTE BORBA DE OLIVEIRA<text:s text:c="42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33429-4</text:p>
          </table:table-cell>
          <table:table-cell office:value-type="string">
            <text:p>ALFREDO DE OLIVEIRA SILVA<text:s text:c="55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76577-5</text:p>
          </table:table-cell>
          <table:table-cell office:value-type="string">
            <text:p>ALFREDO GASPAR DE MENDONCA NETO<text:s text:c="49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092.45">
            <text:p>7092,45</text:p>
          </table:table-cell>
          <table:table-cell table:number-columns-repeated="16366"/>
        </table:table-row>
        <table:table-row table:style-name="ro2">
          <table:table-cell office:value-type="string">
            <text:p>8255466-8</text:p>
          </table:table-cell>
          <table:table-cell office:value-type="string">
            <text:p>ALICE MARIA CERQUEIRA LOBO<text:s text:c="54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264-9</text:p>
          </table:table-cell>
          <table:table-cell office:value-type="string">
            <text:p>ALINE FLAVIA GAMA GUEDES<text:s text:c="56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67-6</text:p>
          </table:table-cell>
          <table:table-cell office:value-type="string">
            <text:p>ALINE KARLA FARIAS DE ARAUJO<text:s text:c="52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190-8</text:p>
          </table:table-cell>
          <table:table-cell office:value-type="string">
            <text:p>ALINE SANTOS CARMO BRANDAO<text:s text:c="54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64-8</text:p>
          </table:table-cell>
          <table:table-cell office:value-type="string">
            <text:p>ALINE THAYSE COSTA SILVA<text:s text:c="56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43-1</text:p>
          </table:table-cell>
          <table:table-cell office:value-type="string">
            <text:p>ALLEF ALCANTARA DOS ANJOS VIEIRA<text:s text:c="48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118-9</text:p>
          </table:table-cell>
          <table:table-cell office:value-type="string">
            <text:p>ALLYSSON EDWIN VIEIRA TELES<text:s text:c="53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087-2</text:p>
          </table:table-cell>
          <table:table-cell office:value-type="string">
            <text:p>ALMIR JOSE CRESCENCIO<text:s text:c="59"/></text:p>
          </table:table-cell>
          <table:table-cell office:value-type="string">
            <text:p>CHEFE DE GAB DO PROC GERAL DE JUSTIÇA<text:s text:c="3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711-6</text:p>
          </table:table-cell>
          <table:table-cell office:value-type="string">
            <text:p>ALVARO BONATO SEHNEM<text:s text:c="60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473-7</text:p>
          </table:table-cell>
          <table:table-cell office:value-type="string">
            <text:p>ALVARO ESTEVAO FREIRE SILVA<text:s text:c="53"/></text:p>
          </table:table-cell>
          <table:table-cell office:value-type="string">
            <text:p>CHEFE DE GABINETE<text:s text:c="23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419-2</text:p>
          </table:table-cell>
          <table:table-cell office:value-type="string">
            <text:p>ALYSON ELVIS LIMA BALBINO<text:s text:c="55"/></text:p>
          </table:table-cell>
          <table:table-cell office:value-type="string">
            <text:p>TECNICO DO MP - TECNOLOGIA DA INFORMACAO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35.68">
            <text:p>235,68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138-5</text:p>
          </table:table-cell>
          <table:table-cell office:value-type="string">
            <text:p>AMANDA ELOYSE SILVA COSTA<text:s text:c="55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1.62">
            <text:p>71,6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69-2</text:p>
          </table:table-cell>
          <table:table-cell office:value-type="string">
            <text:p>AMANDA MARIA OLIVEIRA SANTOS<text:s text:c="52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74-7</text:p>
          </table:table-cell>
          <table:table-cell office:value-type="string">
            <text:p>AMELIA ADRIANA DE CARVALHO CAMPELO<text:s text:c="46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64-5</text:p>
          </table:table-cell>
          <table:table-cell office:value-type="string">
            <text:p>ANA BEATRIZ ROSENDO DOS SANTOS<text:s text:c="50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52-2</text:p>
          </table:table-cell>
          <table:table-cell office:value-type="string">
            <text:p>ANA CAROLINA DE HOLANDA CAVALCANTE<text:s text:c="46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56-3</text:p>
          </table:table-cell>
          <table:table-cell office:value-type="string">
            <text:p>ANA CECILIA DE MORAES E SILVA DANTAS<text:s text:c="44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20.22">
            <text:p>1520,22</text:p>
          </table:table-cell>
          <table:table-cell office:value-type="float" office:value="0.00">
            <text:p>0</text:p>
          </table:table-cell>
          <table:table-cell office:value-type="float" office:value="3284.70">
            <text:p>328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394-3</text:p>
          </table:table-cell>
          <table:table-cell office:value-type="string">
            <text:p>ANA CRISTINA FORQUEVITZ FERREIRA<text:s text:c="48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80.84">
            <text:p>1480,84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091-0</text:p>
          </table:table-cell>
          <table:table-cell office:value-type="string">
            <text:p>ANA LUCIA FERREIRA DE ARAUJO TENORIO<text:s text:c="44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083-4</text:p>
          </table:table-cell>
          <table:table-cell office:value-type="string">
            <text:p>ANA REGIA FERREIRA LIMA<text:s text:c="57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65-6</text:p>
          </table:table-cell>
          <table:table-cell office:value-type="string">
            <text:p>ANDERSON CARLOS DE CARVALHO OMENA<text:s text:c="47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40-2</text:p>
          </table:table-cell>
          <table:table-cell office:value-type="string">
            <text:p>ANDERSON CLAUDIO DE ALMEIDA BARBOSA<text:s text:c="45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29-3</text:p>
          </table:table-cell>
          <table:table-cell office:value-type="string">
            <text:p>ANDERSON EMMANUEL MELO ARAUJO VIEIRA<text:s text:c="44"/></text:p>
          </table:table-cell>
          <table:table-cell office:value-type="string">
            <text:p>CHEFE DE GABINETE<text:s text:c="23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111-1</text:p>
          </table:table-cell>
          <table:table-cell office:value-type="string">
            <text:p>ANDERSON MACENA CAVALCANTE<text:s text:c="54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2.23">
            <text:p>172,23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55-2</text:p>
          </table:table-cell>
          <table:table-cell office:value-type="string">
            <text:p>ANDRE FERREIRA ALECIO GOMES<text:s text:c="53"/></text:p>
          </table:table-cell>
          <table:table-cell office:value-type="string">
            <text:p>ASSESSOR TECNICO<text:s text:c="24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44-3</text:p>
          </table:table-cell>
          <table:table-cell office:value-type="string">
            <text:p>ANDRE SILVA DOS SANTOS<text:s text:c="58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27-3</text:p>
          </table:table-cell>
          <table:table-cell office:value-type="string">
            <text:p>ANDREA DA ROCHA PEDROSA<text:s text:c="57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107-3</text:p>
          </table:table-cell>
          <table:table-cell office:value-type="string">
            <text:p>ANDREA GUIMARAES BEZERRA<text:s text:c="56"/></text:p>
          </table:table-cell>
          <table:table-cell office:value-type="string">
            <text:p>ASSESSOR DE GABINETE<text:s text:c="20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359-5</text:p>
          </table:table-cell>
          <table:table-cell office:value-type="string">
            <text:p>ANDREIA CANSANCAO DE SIQUEIRA<text:s text:c="51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38-0</text:p>
          </table:table-cell>
          <table:table-cell office:value-type="string">
            <text:p>ANDRESON CHARLES SILVA CHAVES<text:s text:c="51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84.70">
            <text:p>328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46-6</text:p>
          </table:table-cell>
          <table:table-cell office:value-type="string">
            <text:p>ANDRESSA CARLA DE LIMA SANTOS<text:s text:c="51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036-2</text:p>
          </table:table-cell>
          <table:table-cell office:value-type="string">
            <text:p>ANDRESSA DE FREITAS SANTOS DANTAS<text:s text:c="47"/></text:p>
          </table:table-cell>
          <table:table-cell office:value-type="string">
            <text:p>ASSESSOR AS1<text:s text:c="28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121-9</text:p>
          </table:table-cell>
          <table:table-cell office:value-type="string">
            <text:p>ANDRESSA LOUREIRO DE MENDONCA ALVES AMARAL<text:s text:c="38"/></text:p>
          </table:table-cell>
          <table:table-cell office:value-type="string">
            <text:p>ASSESSOR DE GABINETE<text:s text:c="20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64.76">
            <text:p>264,76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727-2</text:p>
          </table:table-cell>
          <table:table-cell office:value-type="string">
            <text:p>ANDREZA GALINDO ALVES DE QUEIROZ<text:s text:c="48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8.31">
            <text:p>338,31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17578-1</text:p>
          </table:table-cell>
          <table:table-cell office:value-type="string">
            <text:p>ANGELA KATIA TENORIO SCALA<text:s text:c="54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13560-7</text:p>
          </table:table-cell>
          <table:table-cell office:value-type="string">
            <text:p>ANTIOGENES MARQUES DE LIRA<text:s text:c="54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73.11">
            <text:p>1773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36.98">
            <text:p>2836,9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29-6</text:p>
          </table:table-cell>
          <table:table-cell office:value-type="string">
            <text:p>ANTONIO ALVES DA ROCHA NETO<text:s text:c="53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18902-2</text:p>
          </table:table-cell>
          <table:table-cell office:value-type="string">
            <text:p>ANTONIO ALVES MONTEIRO<text:s text:c="58"/></text:p>
          </table:table-cell>
          <table:table-cell office:value-type="string">
            <text:p>OFICIAL DE TRANSPORTE<text:s text:c="19"/></text:p>
          </table:table-cell>
          <table:table-cell office:value-type="string">
            <text:p>FUNCIONARIOS INATIVOS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16931-5</text:p>
          </table:table-cell>
          <table:table-cell office:value-type="string">
            <text:p>ANTONIO ARECIPPO DE BARROS TEIXEIRA NETO<text:s text:c="40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73.11">
            <text:p>1773,11</text:p>
          </table:table-cell>
          <table:table-cell office:value-type="float" office:value="1773.11">
            <text:p>1773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25-9</text:p>
          </table:table-cell>
          <table:table-cell office:value-type="string">
            <text:p>ANTONIO JORGE SODRE VALENTIM DE SOUZA<text:s text:c="4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10-0</text:p>
          </table:table-cell>
          <table:table-cell office:value-type="string">
            <text:p>ANTONIO LUIS VILAS BOAS SOUSA<text:s text:c="51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00.24">
            <text:p>1600,24</text:p>
          </table:table-cell>
          <table:table-cell office:value-type="float" office:value="0.00">
            <text:p>0</text:p>
          </table:table-cell>
          <table:table-cell office:value-type="float" office:value="1684.46">
            <text:p>168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97-6</text:p>
          </table:table-cell>
          <table:table-cell office:value-type="string">
            <text:p>ANTONIO LUIZ DOS SANTOS FILHO<text:s text:c="51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42.70">
            <text:p>4042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305-1</text:p>
          </table:table-cell>
          <table:table-cell office:value-type="string">
            <text:p>ANTONIO MIGUEL BARROS TENORIO VARJAO DOS SANTOS<text:s text:c="33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81.25">
            <text:p>581,2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70550-0</text:p>
          </table:table-cell>
          <table:table-cell office:value-type="string">
            <text:p>ANTONIO OLIVEIRA MELO<text:s text:c="59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035-4</text:p>
          </table:table-cell>
          <table:table-cell office:value-type="string">
            <text:p>ANTONIO PACHECO SANTOS COSTA<text:s text:c="52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71-4</text:p>
          </table:table-cell>
          <table:table-cell office:value-type="string">
            <text:p>ANTONIO VICENTE BARROS OLIVEIRA<text:s text:c="49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90-4</text:p>
          </table:table-cell>
          <table:table-cell office:value-type="string">
            <text:p>ARIADNE DANTAS MENESES<text:s text:c="58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84.70">
            <text:p>328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73-0</text:p>
          </table:table-cell>
          <table:table-cell office:value-type="string">
            <text:p>ARIEL DOS SANTOS LIMA<text:s text:c="59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07-6</text:p>
          </table:table-cell>
          <table:table-cell office:value-type="string">
            <text:p>ARLEN SILVA BRITO<text:s text:c="63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84.70">
            <text:p>328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17624-9</text:p>
          </table:table-cell>
          <table:table-cell office:value-type="string">
            <text:p>ARLINDO LOPES DE ALMEIDA<text:s text:c="56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173-1</text:p>
          </table:table-cell>
          <table:table-cell office:value-type="string">
            <text:p>ARLLEY GUIZELINI NICACIO<text:s text:c="56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308-6</text:p>
          </table:table-cell>
          <table:table-cell office:value-type="string">
            <text:p>ARTHUR MANOEL LIMA DE ARAUJO<text:s text:c="52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75-3</text:p>
          </table:table-cell>
          <table:table-cell office:value-type="string">
            <text:p>ARTHUR RODRIGUES SOUZA SILVA<text:s text:c="52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284-0</text:p>
          </table:table-cell>
          <table:table-cell office:value-type="string">
            <text:p>ARTHUR TAVARES DE CARVALHO BARROS<text:s text:c="47"/></text:p>
          </table:table-cell>
          <table:table-cell office:value-type="string">
            <text:p>DIRETOR DE CONTABILIDADE E FINANÇAS<text:s text:c="5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247.91">
            <text:p>1247,91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22043-4</text:p>
          </table:table-cell>
          <table:table-cell office:value-type="string">
            <text:p>ARTRAN DE PEREIRA MONTE<text:s text:c="57"/></text:p>
          </table:table-cell>
          <table:table-cell office:value-type="string">
            <text:p>PROCURADOR DE JUSTICA<text:s text:c="19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23-8</text:p>
          </table:table-cell>
          <table:table-cell office:value-type="string">
            <text:p>ARTUR RAFAEL GOMES DE OLIVEIRA<text:s text:c="50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494-0</text:p>
          </table:table-cell>
          <table:table-cell office:value-type="string">
            <text:p>ARTUR SAMPAIO TORRES<text:s text:c="60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22130-9</text:p>
          </table:table-cell>
          <table:table-cell office:value-type="string">
            <text:p>ARY DE MEDEIROS LAGES<text:s text:c="59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89-0</text:p>
          </table:table-cell>
          <table:table-cell office:value-type="string">
            <text:p>ARY DE MEDEIROS LAGES FILHO<text:s text:c="53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84.70">
            <text:p>328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94-0</text:p>
          </table:table-cell>
          <table:table-cell office:value-type="string">
            <text:p>ARYANA MARCIA CARNAUBA BALBINO<text:s text:c="50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40-4</text:p>
          </table:table-cell>
          <table:table-cell office:value-type="string">
            <text:p>AURIANE SANTANA SANTOS<text:s text:c="58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630-6</text:p>
          </table:table-cell>
          <table:table-cell office:value-type="string">
            <text:p>AURORA AUGUSTA GOMES LEITE DE SIQUEIRA<text:s text:c="42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74-9</text:p>
          </table:table-cell>
          <table:table-cell office:value-type="string">
            <text:p>BEATRIZ DA COSTA SARAIVA<text:s text:c="56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79-0</text:p>
          </table:table-cell>
          <table:table-cell office:value-type="string">
            <text:p>BEATRIZ RAMOS DO NASCIMENTO<text:s text:c="53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87-5</text:p>
          </table:table-cell>
          <table:table-cell office:value-type="string">
            <text:p>BIANCA ATTANASIO ANDRADE<text:s text:c="56"/></text:p>
          </table:table-cell>
          <table:table-cell office:value-type="string">
            <text:p>ASSESSOR TECNICO<text:s text:c="24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201-8</text:p>
          </table:table-cell>
          <table:table-cell office:value-type="string">
            <text:p>BOLIVAR CRUZ FERRO<text:s text:c="62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00.24">
            <text:p>1600,2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52-0</text:p>
          </table:table-cell>
          <table:table-cell office:value-type="string">
            <text:p>BRENO LUCAS BARBOSA PEREIRA<text:s text:c="53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52-4</text:p>
          </table:table-cell>
          <table:table-cell office:value-type="string">
            <text:p>BRUNA KAROLINE VIEIRA E SILVA<text:s text:c="51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39-7</text:p>
          </table:table-cell>
          <table:table-cell office:value-type="string">
            <text:p>BRUNA SOARES DE LUCENA DUARTE<text:s text:c="51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69-6</text:p>
          </table:table-cell>
          <table:table-cell office:value-type="string">
            <text:p>BRUNNO MOTA DE VASCONCELOS<text:s text:c="54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80-3</text:p>
          </table:table-cell>
          <table:table-cell office:value-type="string">
            <text:p>BRUNO BEZERRA TEODORO<text:s text:c="59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81-1</text:p>
          </table:table-cell>
          <table:table-cell office:value-type="string">
            <text:p>BRUNO CESARY SANTOS DE CARVALHO MATOS<text:s text:c="43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708-6</text:p>
          </table:table-cell>
          <table:table-cell office:value-type="string">
            <text:p>BRUNO DANIEL DE LIMA<text:s text:c="60"/></text:p>
          </table:table-cell>
          <table:table-cell office:value-type="string">
            <text:p>CONTADOR DO MINISTERIO PUBLICO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6.55">
            <text:p>326,55</text:p>
          </table:table-cell>
          <table:table-cell office:value-type="float" office:value="979.65">
            <text:p>979,65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20-4</text:p>
          </table:table-cell>
          <table:table-cell office:value-type="string">
            <text:p>BRUNO DE SOUZA MARTINS BAPTISTA<text:s text:c="49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077.87">
            <text:p>2077,8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20-4</text:p>
          </table:table-cell>
          <table:table-cell office:value-type="string">
            <text:p>BRUNO DE SOUZA MARTINS BAPTISTA<text:s text:c="49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68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83-8</text:p>
          </table:table-cell>
          <table:table-cell office:value-type="string">
            <text:p>BRUNO HENRIQUE SANTOS DA SILVA<text:s text:c="50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62-9</text:p>
          </table:table-cell>
          <table:table-cell office:value-type="string">
            <text:p>CAIO LOPES FREIRE<text:s text:c="63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63.33">
            <text:p>1663,3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87-0</text:p>
          </table:table-cell>
          <table:table-cell office:value-type="string">
            <text:p>CAMILA DE AGUIAR CALHEIROS<text:s text:c="54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80-0</text:p>
          </table:table-cell>
          <table:table-cell office:value-type="string">
            <text:p>CAMILA RIBEIRO BERNARDO<text:s text:c="57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5-9</text:p>
          </table:table-cell>
          <table:table-cell office:value-type="string">
            <text:p>CAMILA VILELA CAVALCANTI SETTON<text:s text:c="49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161-8</text:p>
          </table:table-cell>
          <table:table-cell office:value-type="string">
            <text:p>CARLA GIOVANNA ALMEIDA MOURA<text:s text:c="52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4.45">
            <text:p>344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38209-4</text:p>
          </table:table-cell>
          <table:table-cell office:value-type="string">
            <text:p>CARLOS ALBERTO ALVES DE MELO<text:s text:c="52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608-0</text:p>
          </table:table-cell>
          <table:table-cell office:value-type="string">
            <text:p>CARLOS ALBERTO TORRES<text:s text:c="59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177-4</text:p>
          </table:table-cell>
          <table:table-cell office:value-type="string">
            <text:p>CARLOS ALEXANDRE DOS SANTOS<text:s text:c="53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11-0</text:p>
          </table:table-cell>
          <table:table-cell office:value-type="string">
            <text:p>CARLOS ANDRE GOMES DOS SANTOS<text:s text:c="51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064-8</text:p>
          </table:table-cell>
          <table:table-cell office:value-type="string">
            <text:p>CARLOS DAVI LOPES CORREIA LIMA<text:s text:c="50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00.23">
            <text:p>1600,23</text:p>
          </table:table-cell>
          <table:table-cell office:value-type="float" office:value="1684.56">
            <text:p>1684,56</text:p>
          </table:table-cell>
          <table:table-cell office:value-type="float" office:value="0.00">
            <text:p>0</text:p>
          </table:table-cell>
          <table:table-cell office:value-type="float" office:value="2240.33">
            <text:p>2240,3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77-8</text:p>
          </table:table-cell>
          <table:table-cell office:value-type="string">
            <text:p>CARLOS EDUARDO AVILA CABRAL<text:s text:c="53"/></text:p>
          </table:table-cell>
          <table:table-cell office:value-type="string">
            <text:p>DIRETOR GERAL<text:s text:c="27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262.03">
            <text:p>1262,03</text:p>
          </table:table-cell>
          <table:table-cell office:value-type="float" office:value="1262.04">
            <text:p>1262,04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55093-0</text:p>
          </table:table-cell>
          <table:table-cell office:value-type="string">
            <text:p>CARLOS EDUARDO BALTAR MAIA<text:s text:c="54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160-6</text:p>
          </table:table-cell>
          <table:table-cell office:value-type="string">
            <text:p>CARLOS HENRIQUE CAVALCANTI LIMA<text:s text:c="49"/></text:p>
          </table:table-cell>
          <table:table-cell office:value-type="string">
            <text:p>ASSESSOR DO GAB DO PROC. GER DE JUSTIÇA 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17878-0</text:p>
          </table:table-cell>
          <table:table-cell office:value-type="string">
            <text:p>CARLOS HENRIQUE SARMENTO BUARQUE<text:s text:c="48"/></text:p>
          </table:table-cell>
          <table:table-cell office:value-type="string">
            <text:p>OFICIAL DE TRANSPORTE<text:s text:c="19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55987-3</text:p>
          </table:table-cell>
          <table:table-cell office:value-type="string">
            <text:p>CARLOS JORGE BEZERRA DE BARROS<text:s text:c="50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3147-0</text:p>
          </table:table-cell>
          <table:table-cell office:value-type="string">
            <text:p>CARLOS LOPES VILANOVA<text:s text:c="59"/></text:p>
          </table:table-cell>
          <table:table-cell office:value-type="string">
            <text:p>PROCURADOR DE JUSTICA<text:s text:c="19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76575-9</text:p>
          </table:table-cell>
          <table:table-cell office:value-type="string">
            <text:p>CARLOS OMENA SIMOES<text:s text:c="61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42.70">
            <text:p>4042,7</text:p>
          </table:table-cell>
          <table:table-cell table:number-columns-repeated="16366"/>
        </table:table-row>
        <table:table-row table:style-name="ro2">
          <table:table-cell office:value-type="string">
            <text:p>8255260-6</text:p>
          </table:table-cell>
          <table:table-cell office:value-type="string">
            <text:p>CARLOS ROBERTO DA SILVA<text:s text:c="57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91-3</text:p>
          </table:table-cell>
          <table:table-cell office:value-type="string">
            <text:p>CARLOS ROBERTO NOGUEIRA DA SILVA<text:s text:c="48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168-1</text:p>
          </table:table-cell>
          <table:table-cell office:value-type="string">
            <text:p>CARLOS TADEU DE ANDRADE LOPES FILHO<text:s text:c="45"/></text:p>
          </table:table-cell>
          <table:table-cell office:value-type="string">
            <text:p>OFICIAL DE TRANSPORTE<text:s text:c="19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76584-8</text:p>
          </table:table-cell>
          <table:table-cell office:value-type="string">
            <text:p>CARLOS TADEU VILANOVA BARROS<text:s text:c="52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20-8</text:p>
          </table:table-cell>
          <table:table-cell office:value-type="string">
            <text:p>CARMEN SYLVIA NOGUEIRA SARMENTO<text:s text:c="49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96-6</text:p>
          </table:table-cell>
          <table:table-cell office:value-type="string">
            <text:p>CAROLINA FONTES LIMA TENORIO<text:s text:c="52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170-7</text:p>
          </table:table-cell>
          <table:table-cell office:value-type="string">
            <text:p>CAROLINA LIMA DE ARAUJO LOPES<text:s text:c="51"/></text:p>
          </table:table-cell>
          <table:table-cell office:value-type="string">
            <text:p>ASSESSOR DE INFORMÁTICA<text:s text:c="17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64.76">
            <text:p>264,76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20-3</text:p>
          </table:table-cell>
          <table:table-cell office:value-type="string">
            <text:p>CASSIO MATEUS VITAL DE FRANCA<text:s text:c="51"/></text:p>
          </table:table-cell>
          <table:table-cell office:value-type="string">
            <text:p>CHEFE DE GABINETE<text:s text:c="23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01-3</text:p>
          </table:table-cell>
          <table:table-cell office:value-type="string">
            <text:p>CAYAN ARAUJO OLIVEIRA<text:s text:c="59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28-5</text:p>
          </table:table-cell>
          <table:table-cell office:value-type="string">
            <text:p>CELIO RAMOS DA SILVA<text:s text:c="60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27-0</text:p>
          </table:table-cell>
          <table:table-cell office:value-type="string">
            <text:p>CESAR ALBERTO SANTOS DE OLIVEIRA FILHO<text:s text:c="42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98-6</text:p>
          </table:table-cell>
          <table:table-cell office:value-type="string">
            <text:p>CESAR FERNANDES DE MATOS<text:s text:c="56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06-4</text:p>
          </table:table-cell>
          <table:table-cell office:value-type="string">
            <text:p>CHESMA CLEBER JOSE DA SILVA<text:s text:c="53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330.66">
            <text:p>1330,6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406-0</text:p>
          </table:table-cell>
          <table:table-cell office:value-type="string">
            <text:p>CICERO DE JESUS DA SILVA<text:s text:c="56"/></text:p>
          </table:table-cell>
          <table:table-cell office:value-type="string">
            <text:p>AUDITOR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19829-3</text:p>
          </table:table-cell>
          <table:table-cell office:value-type="string">
            <text:p>CICERO GUEDES DA SILVA<text:s text:c="58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08-4</text:p>
          </table:table-cell>
          <table:table-cell office:value-type="string">
            <text:p>CID DE CERQUEIRA CALHEIROS<text:s text:c="54"/></text:p>
          </table:table-cell>
          <table:table-cell office:value-type="string">
            <text:p>ASSESSOR DE GABINETE<text:s text:c="20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26-5</text:p>
          </table:table-cell>
          <table:table-cell office:value-type="string">
            <text:p>CINTHIA PEREIRA DE SOUZA<text:s text:c="56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08-9</text:p>
          </table:table-cell>
          <table:table-cell office:value-type="string">
            <text:p>CINTIA CALUMBY DA SILVA COUTINHO<text:s text:c="48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080.29">
            <text:p>2080,29</text:p>
          </table:table-cell>
          <table:table-cell office:value-type="float" office:value="0.00">
            <text:p>0</text:p>
          </table:table-cell>
          <table:table-cell office:value-type="float" office:value="1684.56">
            <text:p>1684,5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62-1</text:p>
          </table:table-cell>
          <table:table-cell office:value-type="string">
            <text:p>CIRILO DAVID ALVES DA SILVA<text:s text:c="53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110-3</text:p>
          </table:table-cell>
          <table:table-cell office:value-type="string">
            <text:p>CLAUDEMIR DOS SANTOS MOTA<text:s text:c="55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903-8</text:p>
          </table:table-cell>
          <table:table-cell office:value-type="string">
            <text:p>CLAUDIA CRISTINA DE MELO PEREIRA<text:s text:c="48"/></text:p>
          </table:table-cell>
          <table:table-cell office:value-type="string">
            <text:p>CHEFE DE GABINETE<text:s text:c="23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70551-9</text:p>
          </table:table-cell>
          <table:table-cell office:value-type="string">
            <text:p>CLAUDIO JOSE BRANDAO SA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684,46</text:p>
          </table:table-cell>
          <table:table-cell office:value-type="float" office:value="0.00">
            <text:p>0</text:p>
          </table:table-cell>
          <table:table-cell office:value-type="float" office:value="3368.92">
            <text:p>3368,92</text:p>
          </table:table-cell>
          <table:table-cell table:number-columns-repeated="16366"/>
        </table:table-row>
        <table:table-row table:style-name="ro2">
          <table:table-cell office:value-type="string">
            <text:p>69204-2</text:p>
          </table:table-cell>
          <table:table-cell office:value-type="string">
            <text:p>CLAUDIO JOSE MOREIRA TELES<text:s text:c="54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76570-8</text:p>
          </table:table-cell>
          <table:table-cell office:value-type="string">
            <text:p>CLAUDIO LUIZ GALVAO MALTA<text:s text:c="55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00.23">
            <text:p>1600,2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00.47">
            <text:p>3200,4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27649-9</text:p>
          </table:table-cell>
          <table:table-cell office:value-type="string">
            <text:p>CLAUDIO PEREIRA PINHEIRO<text:s text:c="56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71-0</text:p>
          </table:table-cell>
          <table:table-cell office:value-type="string">
            <text:p>CLAUDOVAN FREIRE DA SILVA<text:s text:c="55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98-2</text:p>
          </table:table-cell>
          <table:table-cell office:value-type="string">
            <text:p>CLELBER VIEIRA VASCONCELOS<text:s text:c="54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36-6</text:p>
          </table:table-cell>
          <table:table-cell office:value-type="string">
            <text:p>CLEONICE DA SILVA<text:s text:c="63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24-9</text:p>
          </table:table-cell>
          <table:table-cell office:value-type="string">
            <text:p>CLESIVALDO DOS SANTOS MOURA<text:s text:c="53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079-6</text:p>
          </table:table-cell>
          <table:table-cell office:value-type="string">
            <text:p>CLODOALDO FRANCISCO DOS SANTOS<text:s text:c="50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76572-4</text:p>
          </table:table-cell>
          <table:table-cell office:value-type="string">
            <text:p>COARACY JOSE OLIVEIRA DA FONSECA<text:s text:c="48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59212-9</text:p>
          </table:table-cell>
          <table:table-cell office:value-type="string">
            <text:p>CRISOLOGO CERQUEIRA DE SOUZA<text:s text:c="52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33-8</text:p>
          </table:table-cell>
          <table:table-cell office:value-type="string">
            <text:p>CRISTHIANO RODRIGUES MOURA<text:s text:c="54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41-2</text:p>
          </table:table-cell>
          <table:table-cell office:value-type="string">
            <text:p>CRISTIANO SILVA DOS SANTOS<text:s text:c="54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38-2</text:p>
          </table:table-cell>
          <table:table-cell office:value-type="string">
            <text:p>CRISTINA RODRIGUES DE OLIVEIRA<text:s text:c="50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23-0</text:p>
          </table:table-cell>
          <table:table-cell office:value-type="string">
            <text:p>CRISTOVAO JACKSON ANDRADE DOS SANTOS<text:s text:c="44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70-4</text:p>
          </table:table-cell>
          <table:table-cell office:value-type="string">
            <text:p>CYRO EDUARDO BLATTER MOREIRA<text:s text:c="52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42.70">
            <text:p>4042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55434-0</text:p>
          </table:table-cell>
          <table:table-cell office:value-type="string">
            <text:p>DALVA VANDERLEI TENORIO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684,46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99-0</text:p>
          </table:table-cell>
          <table:table-cell office:value-type="string">
            <text:p>DANIEL FERNANDES DE OLIVEIRA<text:s text:c="52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09-2</text:p>
          </table:table-cell>
          <table:table-cell office:value-type="string">
            <text:p>DANIELA CRISTINA DE LIMA MELO<text:s text:c="51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11-7</text:p>
          </table:table-cell>
          <table:table-cell office:value-type="string">
            <text:p>DANILO CASTANHA DA SILVA<text:s text:c="56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01-6</text:p>
          </table:table-cell>
          <table:table-cell office:value-type="string">
            <text:p>DAVILLA LORENA DE JESUS<text:s text:c="57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226-8</text:p>
          </table:table-cell>
          <table:table-cell office:value-type="string">
            <text:p>DEA CERQUEIRA MOTA DE MORAES<text:s text:c="52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70-2</text:p>
          </table:table-cell>
          <table:table-cell office:value-type="string">
            <text:p>DEBORA DA SILVA SANTOS<text:s text:c="58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99-4</text:p>
          </table:table-cell>
          <table:table-cell office:value-type="string">
            <text:p>DEBORA VASCONCELLOS CAVALCANTI<text:s text:c="50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00-1</text:p>
          </table:table-cell>
          <table:table-cell office:value-type="string">
            <text:p>DEBORAH LIMA RODRIGUES<text:s text:c="58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42-3</text:p>
          </table:table-cell>
          <table:table-cell office:value-type="string">
            <text:p>DEIVER NEVES FERREIRA BARBOSA<text:s text:c="51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70552-7</text:p>
          </table:table-cell>
          <table:table-cell office:value-type="string">
            <text:p>DELFINO COSTA NETO<text:s text:c="62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010.67">
            <text:p>1010,6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358.24">
            <text:p>2358,24</text:p>
          </table:table-cell>
          <table:table-cell office:value-type="float" office:value="1684.46">
            <text:p>1684,46</text:p>
          </table:table-cell>
          <table:table-cell office:value-type="float" office:value="0.00">
            <text:p>0</text:p>
          </table:table-cell>
          <table:table-cell office:value-type="float" office:value="1684.46">
            <text:p>1684,46</text:p>
          </table:table-cell>
          <table:table-cell table:number-columns-repeated="16366"/>
        </table:table-row>
        <table:table-row table:style-name="ro2">
          <table:table-cell office:value-type="string">
            <text:p>55851-6</text:p>
          </table:table-cell>
          <table:table-cell office:value-type="string">
            <text:p>DELMA MARIA COSTA DE AZEVEDO PANTALEAO<text:s text:c="42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87-4</text:p>
          </table:table-cell>
          <table:table-cell office:value-type="string">
            <text:p>DENIS GUIMARAES DE OLIVEIRA<text:s text:c="53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20.22">
            <text:p>1520,22</text:p>
          </table:table-cell>
          <table:table-cell office:value-type="float" office:value="0.00">
            <text:p>0</text:p>
          </table:table-cell>
          <table:table-cell office:value-type="float" office:value="3284.70">
            <text:p>328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275.97">
            <text:p>1275,97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14996-9</text:p>
          </table:table-cell>
          <table:table-cell office:value-type="string">
            <text:p>DENISE GUIMARAES DE OLIVEIRA<text:s text:c="52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32179-6</text:p>
          </table:table-cell>
          <table:table-cell office:value-type="string">
            <text:p>DENNIS LIMA CALHEIROS<text:s text:c="59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77-0</text:p>
          </table:table-cell>
          <table:table-cell office:value-type="string">
            <text:p>DEYVISSON VICTOR NUNES FERREIRA<text:s text:c="49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04-0</text:p>
          </table:table-cell>
          <table:table-cell office:value-type="string">
            <text:p>DIEGO JUNIOR OLIVEIRA TORRES<text:s text:c="52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01-0</text:p>
          </table:table-cell>
          <table:table-cell office:value-type="string">
            <text:p>DIEGO PATURY MIDLEJ<text:s text:c="61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83-2</text:p>
          </table:table-cell>
          <table:table-cell office:value-type="string">
            <text:p>DILMA ALVES DE QUEIROZ<text:s text:c="58"/></text:p>
          </table:table-cell>
          <table:table-cell office:value-type="string">
            <text:p>DIRETOR DE PESSOAL<text:s text:c="22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67.91">
            <text:p>567,91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55447-2</text:p>
          </table:table-cell>
          <table:table-cell office:value-type="string">
            <text:p>DILMAR LOPES CAMERINO<text:s text:c="59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1030-5</text:p>
          </table:table-cell>
          <table:table-cell office:value-type="string">
            <text:p>DILZA PIMENTEL LEITE<text:s text:c="60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84-2</text:p>
          </table:table-cell>
          <table:table-cell office:value-type="string">
            <text:p>DIOGO DOS SANTOS FONSECA<text:s text:c="56"/></text:p>
          </table:table-cell>
          <table:table-cell office:value-type="string">
            <text:p>ANALISTA DO MP - DESENV. DE SISTEMAS<text:s text:c="4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5.77">
            <text:p>345,77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858-9</text:p>
          </table:table-cell>
          <table:table-cell office:value-type="string">
            <text:p>DIOGO LESSA DOS SANTOS MELO<text:s text:c="53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87.28">
            <text:p>187,28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16068-7</text:p>
          </table:table-cell>
          <table:table-cell office:value-type="string">
            <text:p>DOGIVAL DE MOURA ALVES<text:s text:c="58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013-3</text:p>
          </table:table-cell>
          <table:table-cell office:value-type="string">
            <text:p>DOGIVALDO MENDONCA DE CASTRO JUNIOR<text:s text:c="45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4.19">
            <text:p>294,19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30-3</text:p>
          </table:table-cell>
          <table:table-cell office:value-type="string">
            <text:p>DOUGLAS LOPES FERREIRA DOS SANTOS<text:s text:c="47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48-6</text:p>
          </table:table-cell>
          <table:table-cell office:value-type="string">
            <text:p>DOUGLAS SANTOS MAGALHAES<text:s text:c="56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62-5</text:p>
          </table:table-cell>
          <table:table-cell office:value-type="string">
            <text:p>DULCE DE ARAUJO MELO<text:s text:c="60"/></text:p>
          </table:table-cell>
          <table:table-cell office:value-type="string">
            <text:p>ASSESSOR TECNICO<text:s text:c="24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2.23">
            <text:p>172,23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48-2</text:p>
          </table:table-cell>
          <table:table-cell office:value-type="string">
            <text:p>DURVAL CARDOSO DE SOUZA SANTOS<text:s text:c="50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094-5</text:p>
          </table:table-cell>
          <table:table-cell office:value-type="string">
            <text:p>EDELZITO SANTOS ANDRADE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695.13">
            <text:p>2695,13</text:p>
          </table:table-cell>
          <table:table-cell office:value-type="float" office:value="0.00">
            <text:p>0</text:p>
          </table:table-cell>
          <table:table-cell office:value-type="float" office:value="4042.70">
            <text:p>4042,7</text:p>
          </table:table-cell>
          <table:table-cell table:number-columns-repeated="16366"/>
        </table:table-row>
        <table:table-row table:style-name="ro2">
          <table:table-cell office:value-type="string">
            <text:p>825286-6</text:p>
          </table:table-cell>
          <table:table-cell office:value-type="string">
            <text:p>EDNALDO MIGUEL DA SILVA JUNIOR<text:s text:c="50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163-0</text:p>
          </table:table-cell>
          <table:table-cell office:value-type="string">
            <text:p>EDNALDO VITOR DOS SANTOS<text:s text:c="56"/></text:p>
          </table:table-cell>
          <table:table-cell office:value-type="string">
            <text:p>TELEFONISTA<text:s text:c="29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171-1</text:p>
          </table:table-cell>
          <table:table-cell office:value-type="string">
            <text:p>EDNELSON JOSE DA SILVA SANTOS<text:s text:c="51"/></text:p>
          </table:table-cell>
          <table:table-cell office:value-type="string">
            <text:p>OFICIAL DE TRANSPORTE<text:s text:c="19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83-4</text:p>
          </table:table-cell>
          <table:table-cell office:value-type="string">
            <text:p>EDUARDO ALEXANDRE RODRIGUES<text:s text:c="53"/></text:p>
          </table:table-cell>
          <table:table-cell office:value-type="string">
            <text:p>TECNICO DO MP - TECNOLOGIA DA INFORMACAO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17684-2</text:p>
          </table:table-cell>
          <table:table-cell office:value-type="string">
            <text:p>EDUARDO BARROS MALHEIROS<text:s text:c="56"/></text:p>
          </table:table-cell>
          <table:table-cell office:value-type="string">
            <text:p>PROCURADOR DE JUSTICA<text:s text:c="19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54-0</text:p>
          </table:table-cell>
          <table:table-cell office:value-type="string">
            <text:p>EDUARDO DE OLIVEIRA DA SILVA<text:s text:c="52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76-1</text:p>
          </table:table-cell>
          <table:table-cell office:value-type="string">
            <text:p>EDUARDO DELORIZANO DOS SANTOS PEREIRA DA SILVA<text:s text:c="34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52839-0</text:p>
          </table:table-cell>
          <table:table-cell office:value-type="string">
            <text:p>EDUARDO TAVARES MENDES<text:s text:c="58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120-0</text:p>
          </table:table-cell>
          <table:table-cell office:value-type="string">
            <text:p>EDVALDO FEITOSA BISPO<text:s text:c="59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9-1</text:p>
          </table:table-cell>
          <table:table-cell office:value-type="string">
            <text:p>EGLINE FRANCO ALVES MUSSURI<text:s text:c="53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67.02">
            <text:p>667,02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24-0</text:p>
          </table:table-cell>
          <table:table-cell office:value-type="string">
            <text:p>ELADIO PACHECO ESTRELA<text:s text:c="58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37-0</text:p>
          </table:table-cell>
          <table:table-cell office:value-type="string">
            <text:p>ELAINE DA SILVA SANTOS<text:s text:c="58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78-6</text:p>
          </table:table-cell>
          <table:table-cell office:value-type="string">
            <text:p>ELENISE DAUDT TENORIO DE SOUZA<text:s text:c="50"/></text:p>
          </table:table-cell>
          <table:table-cell office:value-type="string">
            <text:p>CONSULTOR JURIDICO<text:s text:c="22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67.91">
            <text:p>567,91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21-4</text:p>
          </table:table-cell>
          <table:table-cell office:value-type="string">
            <text:p>ELI VILA NOVA DA COSTA<text:s text:c="58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30344-5</text:p>
          </table:table-cell>
          <table:table-cell office:value-type="string">
            <text:p>ELIANA MARIA LESSA CAVALCANTE<text:s text:c="51"/></text:p>
          </table:table-cell>
          <table:table-cell office:value-type="string">
            <text:p>OF DE APOIO ADMINISTRATIVO<text:s text:c="14"/></text:p>
          </table:table-cell>
          <table:table-cell office:value-type="string">
            <text:p>FUNCIONARIOS INATIVOS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09-7</text:p>
          </table:table-cell>
          <table:table-cell office:value-type="string">
            <text:p>ELICIO ANGELO DE AMORIM MURTA<text:s text:c="51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203-4</text:p>
          </table:table-cell>
          <table:table-cell office:value-type="string">
            <text:p>ELISIO DA SILVA MAIA JUNIOR<text:s text:c="53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684,46</text:p>
          </table:table-cell>
          <table:table-cell office:value-type="float" office:value="0.00">
            <text:p>0</text:p>
          </table:table-cell>
          <table:table-cell office:value-type="float" office:value="2240.33">
            <text:p>2240,3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34-0</text:p>
          </table:table-cell>
          <table:table-cell office:value-type="string">
            <text:p>ELISSALMA DOS SANTOS<text:s text:c="60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50-8</text:p>
          </table:table-cell>
          <table:table-cell office:value-type="string">
            <text:p>ELISSON VITOR PEREIRA DE SOUZA<text:s text:c="50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063-0</text:p>
          </table:table-cell>
          <table:table-cell office:value-type="string">
            <text:p>ELOA DE CARVALHO MELO<text:s text:c="59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240.33">
            <text:p>2240,3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23-7</text:p>
          </table:table-cell>
          <table:table-cell office:value-type="string">
            <text:p>ELSON JOSE DE ALCANTARA FILHO<text:s text:c="51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38-9</text:p>
          </table:table-cell>
          <table:table-cell office:value-type="string">
            <text:p>ELVIO NICOLAU DA SILVA<text:s text:c="58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259-2</text:p>
          </table:table-cell>
          <table:table-cell office:value-type="string">
            <text:p>EMANUELA CRISTINA MONTONI DA SILVA<text:s text:c="46"/></text:p>
          </table:table-cell>
          <table:table-cell office:value-type="string">
            <text:p>ASSESSOR ADMINISTRATIVO<text:s text:c="17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50-4</text:p>
          </table:table-cell>
          <table:table-cell office:value-type="string">
            <text:p>EMANUELLY DE OLIVEIRA NASCIMENTO<text:s text:c="48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175-8</text:p>
          </table:table-cell>
          <table:table-cell office:value-type="string">
            <text:p>EMERSON LOURENCO DANTAS<text:s text:c="57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02-8</text:p>
          </table:table-cell>
          <table:table-cell office:value-type="string">
            <text:p>EMILLY PEREIRA MOTA VIEIRA<text:s text:c="54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.30">
            <text:p>7,3</text:p>
          </table:table-cell>
          <table:table-cell office:value-type="float" office:value="0.00">
            <text:p>0</text:p>
          </table:table-cell>
          <table:table-cell office:value-type="float" office:value="415.83">
            <text:p>415,8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42-7</text:p>
          </table:table-cell>
          <table:table-cell office:value-type="string">
            <text:p>ERENILDO ROCHA BEZERRA<text:s text:c="58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401-0</text:p>
          </table:table-cell>
          <table:table-cell office:value-type="string">
            <text:p>ERIKA INOJOSA QUINTELLA JUCA<text:s text:c="52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27653-7</text:p>
          </table:table-cell>
          <table:table-cell office:value-type="string">
            <text:p>ESTEVAO DA ROCHA LIMA<text:s text:c="59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21-8</text:p>
          </table:table-cell>
          <table:table-cell office:value-type="string">
            <text:p>EVANICE ALVES DA SILVA<text:s text:c="58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046-0</text:p>
          </table:table-cell>
          <table:table-cell office:value-type="string">
            <text:p>EVELINE SOARES DE MELO<text:s text:c="58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28-8</text:p>
          </table:table-cell>
          <table:table-cell office:value-type="string">
            <text:p>EWANDERSON SANTOS LOPES<text:s text:c="57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733-7</text:p>
          </table:table-cell>
          <table:table-cell office:value-type="string">
            <text:p>FABIANA IDE RODRIGUES DE CARVALHO<text:s text:c="47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02-5</text:p>
          </table:table-cell>
          <table:table-cell office:value-type="string">
            <text:p>FABIO BASTOS NUNES<text:s text:c="62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20.22">
            <text:p>1520,2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18553-1</text:p>
          </table:table-cell>
          <table:table-cell office:value-type="string">
            <text:p>FABIO ROCHA CABRAL DE VASCONCELOS<text:s text:c="47"/></text:p>
          </table:table-cell>
          <table:table-cell office:value-type="string">
            <text:p>PROCURADOR DE JUSTICA<text:s text:c="19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74261-9</text:p>
          </table:table-cell>
          <table:table-cell office:value-type="string">
            <text:p>FABIO VASCONCELOS BARBOSA<text:s text:c="55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493-1</text:p>
          </table:table-cell>
          <table:table-cell office:value-type="string">
            <text:p>FABRIZIO MALTA OLIVEIRA<text:s text:c="57"/></text:p>
          </table:table-cell>
          <table:table-cell office:value-type="string">
            <text:p>TECNICO DO MP - TECNOLOGIA DA INFORMACAO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55095-7</text:p>
          </table:table-cell>
          <table:table-cell office:value-type="string">
            <text:p>FAILDE SOARES FERREIRA DE MENDONCA<text:s text:c="46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375.98">
            <text:p>375,9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076-1</text:p>
          </table:table-cell>
          <table:table-cell office:value-type="string">
            <text:p>FELLIPE LUAN CORREIA RAMOS<text:s text:c="54"/></text:p>
          </table:table-cell>
          <table:table-cell office:value-type="string">
            <text:p>CHEFE DE GABINETE<text:s text:c="23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314-5</text:p>
          </table:table-cell>
          <table:table-cell office:value-type="string">
            <text:p>FELLIPE TAVARES DE CARVALHO BARROS<text:s text:c="46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306.77">
            <text:p>1306,77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08-0</text:p>
          </table:table-cell>
          <table:table-cell office:value-type="string">
            <text:p>FELYPE OLIVEIRA DE BRITO<text:s text:c="56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330.66">
            <text:p>1330,6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313-7</text:p>
          </table:table-cell>
          <table:table-cell office:value-type="string">
            <text:p>FERDINANDO HENRIQUE MACIEL LIMA<text:s text:c="49"/></text:p>
          </table:table-cell>
          <table:table-cell office:value-type="string">
            <text:p>ANALISTA DO MP - DESENV. DE SISTEMAS<text:s text:c="4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081-8</text:p>
          </table:table-cell>
          <table:table-cell office:value-type="string">
            <text:p>FERNANDA KAROLINE OLIVEIRA CALIXTO<text:s text:c="46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138-0</text:p>
          </table:table-cell>
          <table:table-cell office:value-type="string">
            <text:p>FERNANDA MARIA FERNANDES VIEIRA<text:s text:c="49"/></text:p>
          </table:table-cell>
          <table:table-cell office:value-type="string">
            <text:p>ASSISTENTE SOCIAL<text:s text:c="23"/></text:p>
          </table:table-cell>
          <table:table-cell office:value-type="string">
            <text:p>FUNCIONARIOS INATIVOS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76574-0</text:p>
          </table:table-cell>
          <table:table-cell office:value-type="string">
            <text:p>FERNANDA MARIA MOREIRA DE ALMEIDA LOBO<text:s text:c="42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684,46</text:p>
          </table:table-cell>
          <table:table-cell office:value-type="float" office:value="1684.45">
            <text:p>1684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684,46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89-3</text:p>
          </table:table-cell>
          <table:table-cell office:value-type="string">
            <text:p>FERNANDO ANTONIO GONCALVES LINS<text:s text:c="49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260-2</text:p>
          </table:table-cell>
          <table:table-cell office:value-type="string">
            <text:p>FERNANDO ANTONIO VASCO DE SOUZA<text:s text:c="49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923.46">
            <text:p>923,46</text:p>
          </table:table-cell>
          <table:table-cell office:value-type="float" office:value="923.46">
            <text:p>923,46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19471-9</text:p>
          </table:table-cell>
          <table:table-cell office:value-type="string">
            <text:p>FERNANDO AUGUSTO DE ARAUJO JORGE<text:s text:c="48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65-8</text:p>
          </table:table-cell>
          <table:table-cell office:value-type="string">
            <text:p>FERNANDO PADILHA ALVES<text:s text:c="58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00.24">
            <text:p>1600,2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32-0</text:p>
          </table:table-cell>
          <table:table-cell office:value-type="string">
            <text:p>FLAVIA MORAES FERREIRA<text:s text:c="58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32-3</text:p>
          </table:table-cell>
          <table:table-cell office:value-type="string">
            <text:p>FLAVIA PAMELA DE LIMA<text:s text:c="59"/></text:p>
          </table:table-cell>
          <table:table-cell office:value-type="string">
            <text:p>ASSESSOR TECNICO<text:s text:c="24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095-3</text:p>
          </table:table-cell>
          <table:table-cell office:value-type="string">
            <text:p>FLAVIO GOMES DA COSTA NETO<text:s text:c="54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54-7</text:p>
          </table:table-cell>
          <table:table-cell office:value-type="string">
            <text:p>FLAVIO LUIZ FELIX<text:s text:c="63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84-0</text:p>
          </table:table-cell>
          <table:table-cell office:value-type="string">
            <text:p>FLAVIO VASCONCELOS DE BRITO<text:s text:c="53"/></text:p>
          </table:table-cell>
          <table:table-cell office:value-type="string">
            <text:p>ASSESSOR DO GAB DO PROC. GER DE JUSTIÇA 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059.04">
            <text:p>1059,0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3-2</text:p>
          </table:table-cell>
          <table:table-cell office:value-type="string">
            <text:p>FLAVIO VASCONCELOS PAIS<text:s text:c="57"/></text:p>
          </table:table-cell>
          <table:table-cell office:value-type="string">
            <text:p>ANALISTA DO MP - ADMINISTRACAO DE REDES 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75.35">
            <text:p>775,35</text:p>
          </table:table-cell>
          <table:table-cell office:value-type="float" office:value="775.36">
            <text:p>775,36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141-5</text:p>
          </table:table-cell>
          <table:table-cell office:value-type="string">
            <text:p>FRANCINE CANUTO BARROS CAVALCANTE<text:s text:c="47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2740-5</text:p>
          </table:table-cell>
          <table:table-cell office:value-type="string">
            <text:p>FRANCISCA PAULA DE JESUS LOBO NOBRE SANTANA<text:s text:c="37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55437-5</text:p>
          </table:table-cell>
          <table:table-cell office:value-type="string">
            <text:p>FRANCISCO AUGUSTO TENORIO DE ALBUQUERQUE<text:s text:c="40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76-0</text:p>
          </table:table-cell>
          <table:table-cell office:value-type="string">
            <text:p>FRANCISCO CARLOS DOS SANTOS<text:s text:c="53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22140-6</text:p>
          </table:table-cell>
          <table:table-cell office:value-type="string">
            <text:p>FRANCISCO DE ASSIS CLAUDINO DA COSTA<text:s text:c="44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055-9</text:p>
          </table:table-cell>
          <table:table-cell office:value-type="string">
            <text:p>FRANCISCO ERNESTO AGRA CAVALCANTE FILHO<text:s text:c="41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27651-0</text:p>
          </table:table-cell>
          <table:table-cell office:value-type="string">
            <text:p>FRANCISCO JOSE TORRES<text:s text:c="59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05-9</text:p>
          </table:table-cell>
          <table:table-cell office:value-type="string">
            <text:p>FRANCUAL DOS SANTOS LIMA<text:s text:c="56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05-2</text:p>
          </table:table-cell>
          <table:table-cell office:value-type="string">
            <text:p>GABRIEL COSTA DE ASSIS GOIS<text:s text:c="53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81-8</text:p>
          </table:table-cell>
          <table:table-cell office:value-type="string">
            <text:p>GABRIELA SILVA PAIXAO<text:s text:c="59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33-4</text:p>
          </table:table-cell>
          <table:table-cell office:value-type="string">
            <text:p>GABRIELE DE SOUZA MELO<text:s text:c="58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39-0</text:p>
          </table:table-cell>
          <table:table-cell office:value-type="string">
            <text:p>GENILDA JACINTO DA SILVA<text:s text:c="56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20-6</text:p>
          </table:table-cell>
          <table:table-cell office:value-type="string">
            <text:p>GENIVAL FRANCISCO SANTOS JUNIOR<text:s text:c="49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34905-4</text:p>
          </table:table-cell>
          <table:table-cell office:value-type="string">
            <text:p>GEORGE SARMENTO LINS JUNIOR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25091-0</text:p>
          </table:table-cell>
          <table:table-cell office:value-type="string">
            <text:p>GERALDO MAGELA BARBOSA PIRAUA<text:s text:c="51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092.45">
            <text:p>7092,45</text:p>
          </table:table-cell>
          <table:table-cell table:number-columns-repeated="16366"/>
        </table:table-row>
        <table:table-row table:style-name="ro2">
          <table:table-cell office:value-type="string">
            <text:p>8255634-2</text:p>
          </table:table-cell>
          <table:table-cell office:value-type="string">
            <text:p>GERLANE DIAS DA SILVA<text:s text:c="59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92-1</text:p>
          </table:table-cell>
          <table:table-cell office:value-type="string">
            <text:p>GERSON JUSTINO DOS SANTOS<text:s text:c="55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30-7</text:p>
          </table:table-cell>
          <table:table-cell office:value-type="string">
            <text:p>GERSON PACHECO DA SILVA NETO<text:s text:c="52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176-6</text:p>
          </table:table-cell>
          <table:table-cell office:value-type="string">
            <text:p>GILBERTO GIL SILVA DOS SANTOS<text:s text:c="51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231-0</text:p>
          </table:table-cell>
          <table:table-cell office:value-type="string">
            <text:p>GILCELE DAMASO DE ALMEIDA LIMA<text:s text:c="50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07-5</text:p>
          </table:table-cell>
          <table:table-cell office:value-type="string">
            <text:p>GILVANIO GUTEMBERG DOS SANTOS SILVA<text:s text:c="45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79-6</text:p>
          </table:table-cell>
          <table:table-cell office:value-type="string">
            <text:p>GINA ALENCAR MEDEIROS<text:s text:c="59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53-6</text:p>
          </table:table-cell>
          <table:table-cell office:value-type="string">
            <text:p>GISELA PFAU DE CARVALHO<text:s text:c="57"/></text:p>
          </table:table-cell>
          <table:table-cell office:value-type="string">
            <text:p>ASSESSOR TECNICO<text:s text:c="24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2.23">
            <text:p>172,23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23-2</text:p>
          </table:table-cell>
          <table:table-cell office:value-type="string">
            <text:p>GIVALDO DE BARROS LESSA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68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358.24">
            <text:p>2358,2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179-0</text:p>
          </table:table-cell>
          <table:table-cell office:value-type="string">
            <text:p>GLLOUWER CESARIO DOS SANTOS SILVA<text:s text:c="47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11-4</text:p>
          </table:table-cell>
          <table:table-cell office:value-type="string">
            <text:p>GUILHERME DIAMANTARAS DE FIGUEIREDO<text:s text:c="45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28.31">
            <text:p>2128,3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67-4</text:p>
          </table:table-cell>
          <table:table-cell office:value-type="string">
            <text:p>HAMILTON CARNEIRO JUNIOR<text:s text:c="56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240.33">
            <text:p>2240,33</text:p>
          </table:table-cell>
          <table:table-cell office:value-type="float" office:value="0.00">
            <text:p>0</text:p>
          </table:table-cell>
          <table:table-cell office:value-type="float" office:value="800.12">
            <text:p>800,12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2615-5</text:p>
          </table:table-cell>
          <table:table-cell office:value-type="string">
            <text:p>HELDER DE ARTHUR JUCA FILHO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73.11">
            <text:p>1773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117-0</text:p>
          </table:table-cell>
          <table:table-cell office:value-type="string">
            <text:p>HELDER LIMA GONCALVES DE OLIVEIRA<text:s text:c="47"/></text:p>
          </table:table-cell>
          <table:table-cell office:value-type="string">
            <text:p>ASSESSOR ADMINISTRATIVO<text:s text:c="17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140-1</text:p>
          </table:table-cell>
          <table:table-cell office:value-type="string">
            <text:p>HELENITA FIRMO DE MELO<text:s text:c="58"/></text:p>
          </table:table-cell>
          <table:table-cell office:value-type="string">
            <text:p>AUDITOR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61.73">
            <text:p>461,73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189-9</text:p>
          </table:table-cell>
          <table:table-cell office:value-type="string">
            <text:p>HELIO LUNA TORRES<text:s text:c="63"/></text:p>
          </table:table-cell>
          <table:table-cell office:value-type="string">
            <text:p>PROCURADOR DE JUSTICA<text:s text:c="19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192-4</text:p>
          </table:table-cell>
          <table:table-cell office:value-type="string">
            <text:p>HENDERSON ROGERS MELO DA SILVA<text:s text:c="50"/></text:p>
          </table:table-cell>
          <table:table-cell office:value-type="string">
            <text:p>TECNICO DO MP - TECNOLOGIA DA INFORMACAO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54-4</text:p>
          </table:table-cell>
          <table:table-cell office:value-type="string">
            <text:p>HERBERT DE GUSMAO TENORIO<text:s text:c="55"/></text:p>
          </table:table-cell>
          <table:table-cell office:value-type="string">
            <text:p>ASSESSOR TECNICO<text:s text:c="24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53-0</text:p>
          </table:table-cell>
          <table:table-cell office:value-type="string">
            <text:p>HERLEY JONAS FERRO BRANDAO<text:s text:c="54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63.33">
            <text:p>1663,3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41-0</text:p>
          </table:table-cell>
          <table:table-cell office:value-type="string">
            <text:p>HERMANN BRITO DE ARAUJO LIMA JUNIOR<text:s text:c="45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00.23">
            <text:p>1600,2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259-9</text:p>
          </table:table-cell>
          <table:table-cell office:value-type="string">
            <text:p>HERON XAVIER LINS<text:s text:c="63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61-3</text:p>
          </table:table-cell>
          <table:table-cell office:value-type="string">
            <text:p>HUGO LEONARDO DA SILVA<text:s text:c="58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29-1</text:p>
          </table:table-cell>
          <table:table-cell office:value-type="string">
            <text:p>HUMBERTO HENRIQUE BULHOES BARROS PAULA NUNES<text:s text:c="36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42.70">
            <text:p>4042,7</text:p>
          </table:table-cell>
          <table:table-cell table:number-columns-repeated="16366"/>
        </table:table-row>
        <table:table-row table:style-name="ro2">
          <table:table-cell office:value-type="string">
            <text:p>62773-9</text:p>
          </table:table-cell>
          <table:table-cell office:value-type="string">
            <text:p>HUMBERTO JORGE DE AQUINO LOPES<text:s text:c="50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76582-1</text:p>
          </table:table-cell>
          <table:table-cell office:value-type="string">
            <text:p>HUMBERTO PIMENTEL COSTA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68.92">
            <text:p>3368,92</text:p>
          </table:table-cell>
          <table:table-cell office:value-type="float" office:value="3368.92">
            <text:p>3368,92</text:p>
          </table:table-cell>
          <table:table-cell table:number-columns-repeated="16366"/>
        </table:table-row>
        <table:table-row table:style-name="ro2">
          <table:table-cell office:value-type="string">
            <text:p>69168-2</text:p>
          </table:table-cell>
          <table:table-cell office:value-type="string">
            <text:p>HYLZA PAIVA TORRES DE CASTRO<text:s text:c="52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240.33">
            <text:p>2240,33</text:p>
          </table:table-cell>
          <table:table-cell office:value-type="float" office:value="0.00">
            <text:p>0</text:p>
          </table:table-cell>
          <table:table-cell office:value-type="float" office:value="3200.48">
            <text:p>3200,48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60-5</text:p>
          </table:table-cell>
          <table:table-cell office:value-type="string">
            <text:p>IGOR FIGUEIREDO MENDES DE SOUZA<text:s text:c="49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206-9</text:p>
          </table:table-cell>
          <table:table-cell office:value-type="string">
            <text:p>ILDA REGINA REIS SANTOS<text:s text:c="57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251-9</text:p>
          </table:table-cell>
          <table:table-cell office:value-type="string">
            <text:p>INES BEZERRA NUNES<text:s text:c="62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06-0</text:p>
          </table:table-cell>
          <table:table-cell office:value-type="string">
            <text:p>INGRID AMORIM NETO<text:s text:c="62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304-3</text:p>
          </table:table-cell>
          <table:table-cell office:value-type="string">
            <text:p>INGRID RAFAELA PINTO FALCAO TAVARES DE SOUZA<text:s text:c="36"/></text:p>
          </table:table-cell>
          <table:table-cell office:value-type="string">
            <text:p>AUDITOR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51-3</text:p>
          </table:table-cell>
          <table:table-cell office:value-type="string">
            <text:p>INGRID SILVA JATOBA<text:s text:c="61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164-2</text:p>
          </table:table-cell>
          <table:table-cell office:value-type="string">
            <text:p>IOLANDA SALVADOR DOS SANTOS<text:s text:c="53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55097-3</text:p>
          </table:table-cell>
          <table:table-cell office:value-type="string">
            <text:p>ISAAC SANDES DIAS<text:s text:c="6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684,46</text:p>
          </table:table-cell>
          <table:table-cell office:value-type="float" office:value="3368.92">
            <text:p>3368,92</text:p>
          </table:table-cell>
          <table:table-cell table:number-columns-repeated="16366"/>
        </table:table-row>
        <table:table-row table:style-name="ro2">
          <table:table-cell office:value-type="string">
            <text:p>8255658-0</text:p>
          </table:table-cell>
          <table:table-cell office:value-type="string">
            <text:p>ISABELLA DOS SANTOS SOARES SOUZA<text:s text:c="48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340-0</text:p>
          </table:table-cell>
          <table:table-cell office:value-type="string">
            <text:p>ISABELLE NICOLE RAMOS ARAUJO<text:s text:c="52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4.49">
            <text:p>314,4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51-0</text:p>
          </table:table-cell>
          <table:table-cell office:value-type="string">
            <text:p>ISADORA AGUIAR FERREIRA DA SILVA<text:s text:c="48"/></text:p>
          </table:table-cell>
          <table:table-cell office:value-type="string">
            <text:p>ASSESSOR DE GABINETE<text:s text:c="20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64.76">
            <text:p>264,76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51-6</text:p>
          </table:table-cell>
          <table:table-cell office:value-type="string">
            <text:p>ISADORA BEZERRA DE MENEZES<text:s text:c="54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36-9</text:p>
          </table:table-cell>
          <table:table-cell office:value-type="string">
            <text:p>ISAURA ELIZABETTE ARAUJO DA SILVA<text:s text:c="47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5972-2</text:p>
          </table:table-cell>
          <table:table-cell office:value-type="string">
            <text:p>ITAMAR GAMA E SILVA<text:s text:c="61"/></text:p>
          </table:table-cell>
          <table:table-cell office:value-type="string">
            <text:p>PROCURADOR DE JUSTICA<text:s text:c="19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14-1</text:p>
          </table:table-cell>
          <table:table-cell office:value-type="string">
            <text:p>ITAMAR MENDES RODRIGUES<text:s text:c="57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05-0</text:p>
          </table:table-cell>
          <table:table-cell office:value-type="string">
            <text:p>IVALDO DA SILVA<text:s text:c="65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.02">
            <text:p>304,02</text:p>
          </table:table-cell>
          <table:table-cell office:value-type="float" office:value="0.00">
            <text:p>0</text:p>
          </table:table-cell>
          <table:table-cell office:value-type="float" office:value="3284.70">
            <text:p>328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22340-9</text:p>
          </table:table-cell>
          <table:table-cell office:value-type="string">
            <text:p>IVAN BEZERRA DE BARROS<text:s text:c="58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81-6</text:p>
          </table:table-cell>
          <table:table-cell office:value-type="string">
            <text:p>IVAN DE HOLANDA MONTENEGRO<text:s text:c="54"/></text:p>
          </table:table-cell>
          <table:table-cell office:value-type="string">
            <text:p>DIRETOR DE APOIO ADMINISTRATIVO<text:s text:c="9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67.91">
            <text:p>567,91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46-0</text:p>
          </table:table-cell>
          <table:table-cell office:value-type="string">
            <text:p>IVANILDO JOSE ALVES<text:s text:c="61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38-5</text:p>
          </table:table-cell>
          <table:table-cell office:value-type="string">
            <text:p>IZABELY FERNANDA SANTOS BRITO<text:s text:c="51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35-6</text:p>
          </table:table-cell>
          <table:table-cell office:value-type="string">
            <text:p>IZADILIO VIEIRA DA SILVA FILHO<text:s text:c="50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2-4</text:p>
          </table:table-cell>
          <table:table-cell office:value-type="string">
            <text:p>JACKSON COSTA DOS SANTOS<text:s text:c="56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28.66">
            <text:p>428,66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37-4</text:p>
          </table:table-cell>
          <table:table-cell office:value-type="string">
            <text:p>JACKSON SOARES TORRES NETO<text:s text:c="54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165-0</text:p>
          </table:table-cell>
          <table:table-cell office:value-type="string">
            <text:p>JAILSON MAIA ROMEIRO<text:s text:c="60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55-5</text:p>
          </table:table-cell>
          <table:table-cell office:value-type="string">
            <text:p>JAINE NOIA DA SILVA<text:s text:c="61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08-3</text:p>
          </table:table-cell>
          <table:table-cell office:value-type="string">
            <text:p>JAIRIO CARLOS DE SOUZA SILVA<text:s text:c="52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20-0</text:p>
          </table:table-cell>
          <table:table-cell office:value-type="string">
            <text:p>JAMES TEIXEIRA SANTOS<text:s text:c="59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82-4</text:p>
          </table:table-cell>
          <table:table-cell office:value-type="string">
            <text:p>JAMILLE MENDONCA SETTON MASCARENHAS<text:s text:c="45"/></text:p>
          </table:table-cell>
          <table:table-cell office:value-type="string">
            <text:p>DIRETOR DE PROGRAMAÇÃO E ORÇAMENTO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03.73">
            <text:p>1703,73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27222-1</text:p>
          </table:table-cell>
          <table:table-cell office:value-type="string">
            <text:p>JAMILLE MENDONCA SETTON MASCARENHAS<text:s text:c="45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INATIVOS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081-3</text:p>
          </table:table-cell>
          <table:table-cell office:value-type="string">
            <text:p>JAMYL GONCALVES BARBOSA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33-1</text:p>
          </table:table-cell>
          <table:table-cell office:value-type="string">
            <text:p>JANAINA MARIA BARROS LIMA SANTOS<text:s text:c="48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80-8</text:p>
          </table:table-cell>
          <table:table-cell office:value-type="string">
            <text:p>JANAINA RIBEIRO SOARES<text:s text:c="58"/></text:p>
          </table:table-cell>
          <table:table-cell office:value-type="string">
            <text:p>DIRETOR DE COMUNICAÇÃO SOCIAL<text:s text:c="11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135.82">
            <text:p>1135,82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70553-5</text:p>
          </table:table-cell>
          <table:table-cell office:value-type="string">
            <text:p>JANE BRAGA QUIRINO LIMA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2961-0</text:p>
          </table:table-cell>
          <table:table-cell office:value-type="string">
            <text:p>JANETE COSTA MAIA<text:s text:c="63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15-3</text:p>
          </table:table-cell>
          <table:table-cell office:value-type="string">
            <text:p>JANILTON ALMEIDA PEIXOTO JUNIOR<text:s text:c="49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94-8</text:p>
          </table:table-cell>
          <table:table-cell office:value-type="string">
            <text:p>JANIXON MONTES BARBOSA<text:s text:c="58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28324-0</text:p>
          </table:table-cell>
          <table:table-cell office:value-type="string">
            <text:p>JANUARIO PROCOPIO TOLEDO<text:s text:c="56"/></text:p>
          </table:table-cell>
          <table:table-cell office:value-type="string">
            <text:p>PROCURADOR DE JUSTICA<text:s text:c="19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833-3</text:p>
          </table:table-cell>
          <table:table-cell office:value-type="string">
            <text:p>JANYNE BEATRIZ SANTOS SILVA<text:s text:c="53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17-2</text:p>
          </table:table-cell>
          <table:table-cell office:value-type="string">
            <text:p>JAQUELINE FERREIRA CAETANO<text:s text:c="54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47-1</text:p>
          </table:table-cell>
          <table:table-cell office:value-type="string">
            <text:p>JARBAS NOGUEIRA TABOSA<text:s text:c="58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480-0</text:p>
          </table:table-cell>
          <table:table-cell office:value-type="string">
            <text:p>JARDSON SANTOS LIMA<text:s text:c="61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861-9</text:p>
          </table:table-cell>
          <table:table-cell office:value-type="string">
            <text:p>JEDIANE FREITAS DA SILVA<text:s text:c="56"/></text:p>
          </table:table-cell>
          <table:table-cell office:value-type="string">
            <text:p>ASSISTENTE SOCIAL<text:s text:c="23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45-1</text:p>
          </table:table-cell>
          <table:table-cell office:value-type="string">
            <text:p>JEFFERSON DAVINO ALVES<text:s text:c="58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36-2</text:p>
          </table:table-cell>
          <table:table-cell office:value-type="string">
            <text:p>JEFFERSON VILLANOVA BARROS JUNIOR<text:s text:c="47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48-3</text:p>
          </table:table-cell>
          <table:table-cell office:value-type="string">
            <text:p>JENNIFER MIRENE ANGELINO PINHEIRO<text:s text:c="47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21498-1</text:p>
          </table:table-cell>
          <table:table-cell office:value-type="string">
            <text:p>JERONYMO THEOBALDO DE LIMA<text:s text:c="54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23-4</text:p>
          </table:table-cell>
          <table:table-cell office:value-type="string">
            <text:p>JESSICA RAVIA SANTOS AQUINO SILVA<text:s text:c="47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998.00">
            <text:p>99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169-3</text:p>
          </table:table-cell>
          <table:table-cell office:value-type="string">
            <text:p>JESSYKA POTELLI NASCIMENTO ALVES<text:s text:c="48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84-0</text:p>
          </table:table-cell>
          <table:table-cell office:value-type="string">
            <text:p>JHEISE DE FATIMA LIMA DA GAMA<text:s text:c="51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20.22">
            <text:p>1520,22</text:p>
          </table:table-cell>
          <table:table-cell office:value-type="float" office:value="0.00">
            <text:p>0</text:p>
          </table:table-cell>
          <table:table-cell office:value-type="float" office:value="1600.24">
            <text:p>1600,2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709-4</text:p>
          </table:table-cell>
          <table:table-cell office:value-type="string">
            <text:p>JOABE LINS DA SILVA<text:s text:c="61"/></text:p>
          </table:table-cell>
          <table:table-cell office:value-type="string">
            <text:p>TECNICO DO MP - TECNOLOGIA DA INFORMACAO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369-2</text:p>
          </table:table-cell>
          <table:table-cell office:value-type="string">
            <text:p>JOAO ALCIDES DE SA CERQUEIRA<text:s text:c="52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99.65">
            <text:p>499,6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87-7</text:p>
          </table:table-cell>
          <table:table-cell office:value-type="string">
            <text:p>JOAO ALDO DA SILVA LEITE NUNES<text:s text:c="50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07-9</text:p>
          </table:table-cell>
          <table:table-cell office:value-type="string">
            <text:p>JOAO ALEXANDRE DA SILVA BARBOSA<text:s text:c="49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51-2</text:p>
          </table:table-cell>
          <table:table-cell office:value-type="string">
            <text:p>JOAO ALISSON DA CRUZ SANTOS<text:s text:c="53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205-5</text:p>
          </table:table-cell>
          <table:table-cell office:value-type="string">
            <text:p>JOAO ARTUR BARROS ANDION MELO<text:s text:c="51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098-8</text:p>
          </table:table-cell>
          <table:table-cell office:value-type="string">
            <text:p>JOAO BATISTA SANTOS FILHO<text:s text:c="55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066-4</text:p>
          </table:table-cell>
          <table:table-cell office:value-type="string">
            <text:p>JOAO BRAZ DOS SANTOS JUNIOR<text:s text:c="53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09-1</text:p>
          </table:table-cell>
          <table:table-cell office:value-type="string">
            <text:p>JOAO CARLOS DE ALMEIDA BORGES<text:s text:c="51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85-0</text:p>
          </table:table-cell>
          <table:table-cell office:value-type="string">
            <text:p>JOAO DA ROCHA LINS NETO<text:s text:c="57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780-9</text:p>
          </table:table-cell>
          <table:table-cell office:value-type="string">
            <text:p>JOAO DE SA BOMFIM FILHO<text:s text:c="57"/></text:p>
          </table:table-cell>
          <table:table-cell office:value-type="string">
            <text:p>CHEFE DE GABINETE<text:s text:c="23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293-4</text:p>
          </table:table-cell>
          <table:table-cell office:value-type="string">
            <text:p>JOAO ELIAS DE HOLANDA GOMES<text:s text:c="53"/></text:p>
          </table:table-cell>
          <table:table-cell office:value-type="string">
            <text:p>CHEFE DA SECAO DE ENGENHARIA<text:s text:c="12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11-3</text:p>
          </table:table-cell>
          <table:table-cell office:value-type="string">
            <text:p>JOAO FERREIRA NETO<text:s text:c="62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09-5</text:p>
          </table:table-cell>
          <table:table-cell office:value-type="string">
            <text:p>JOAO PEDRO BASTOS DE OLIVEIRA<text:s text:c="51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750-7</text:p>
          </table:table-cell>
          <table:table-cell office:value-type="string">
            <text:p>JOAO RODRIGO SANTOS FERREIRA<text:s text:c="52"/></text:p>
          </table:table-cell>
          <table:table-cell office:value-type="string">
            <text:p>BIBLIOTECONOMISTA<text:s text:c="23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6.55">
            <text:p>326,55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49-4</text:p>
          </table:table-cell>
          <table:table-cell office:value-type="string">
            <text:p>JOAO VICTOR DIAS DE CARVALHO<text:s text:c="52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58-3</text:p>
          </table:table-cell>
          <table:table-cell office:value-type="string">
            <text:p>JOAO VICTOR DOS SANTOS FONSECA<text:s text:c="50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43-9</text:p>
          </table:table-cell>
          <table:table-cell office:value-type="string">
            <text:p>JOAO VIEIRA FILHO<text:s text:c="63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59-5</text:p>
          </table:table-cell>
          <table:table-cell office:value-type="string">
            <text:p>JOHN LENON SANTOS NASCIMENTO<text:s text:c="52"/></text:p>
          </table:table-cell>
          <table:table-cell office:value-type="string">
            <text:p>ASSESSOR DE GABINETE<text:s text:c="20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96-8</text:p>
          </table:table-cell>
          <table:table-cell office:value-type="string">
            <text:p>JOMAR AMORIM DE MORAES<text:s text:c="58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00.24">
            <text:p>1600,24</text:p>
          </table:table-cell>
          <table:table-cell office:value-type="float" office:value="0.00">
            <text:p>0</text:p>
          </table:table-cell>
          <table:table-cell office:value-type="float" office:value="1684.56">
            <text:p>1684,5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712-4</text:p>
          </table:table-cell>
          <table:table-cell office:value-type="string">
            <text:p>JONATHAN DO NASCIMENTO MATOS<text:s text:c="52"/></text:p>
          </table:table-cell>
          <table:table-cell office:value-type="string">
            <text:p>TECNICO DO MP - TECNOLOGIA DA INFORMACAO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87.28">
            <text:p>187,28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743-4</text:p>
          </table:table-cell>
          <table:table-cell office:value-type="string">
            <text:p>JONATHAN HONORATO MENDONCA<text:s text:c="54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46-3</text:p>
          </table:table-cell>
          <table:table-cell office:value-type="string">
            <text:p>JONATHAN SILAS FERREIRA DE CARVALHO<text:s text:c="45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49-0</text:p>
          </table:table-cell>
          <table:table-cell office:value-type="string">
            <text:p>JONATHAS LEANDRO MELO AZEVEDO<text:s text:c="51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08-7</text:p>
          </table:table-cell>
          <table:table-cell office:value-type="string">
            <text:p>JORDAN WILLIAN VIEIRA DOS SANTOS<text:s text:c="48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182-2</text:p>
          </table:table-cell>
          <table:table-cell office:value-type="string">
            <text:p>JORGE ANTONIO DOS SANTOS<text:s text:c="56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55446-4</text:p>
          </table:table-cell>
          <table:table-cell office:value-type="string">
            <text:p>JORGE JOSE TAVARES DORIA<text:s text:c="56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358.24">
            <text:p>2358,24</text:p>
          </table:table-cell>
          <table:table-cell office:value-type="float" office:value="0.00">
            <text:p>0</text:p>
          </table:table-cell>
          <table:table-cell office:value-type="float" office:value="842.23">
            <text:p>842,23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76581-3</text:p>
          </table:table-cell>
          <table:table-cell office:value-type="string">
            <text:p>JORGE LUIZ BEZERRA DA SILVA<text:s text:c="53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154-1</text:p>
          </table:table-cell>
          <table:table-cell office:value-type="string">
            <text:p>JOSE AILTON DA SILVA JUNIOR<text:s text:c="53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50-1</text:p>
          </table:table-cell>
          <table:table-cell office:value-type="string">
            <text:p>JOSE ALDO PEREIRA DANTAS JUNIOR<text:s text:c="49"/></text:p>
          </table:table-cell>
          <table:table-cell office:value-type="string">
            <text:p>ASSESSOR ADMINISTRATIVO<text:s text:c="17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26-7</text:p>
          </table:table-cell>
          <table:table-cell office:value-type="string">
            <text:p>JOSE ALVES DE OLIVEIRA NETO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010.67">
            <text:p>1010,6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205-0</text:p>
          </table:table-cell>
          <table:table-cell office:value-type="string">
            <text:p>JOSE ALVES DE SA<text:s text:c="64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67-0</text:p>
          </table:table-cell>
          <table:table-cell office:value-type="string">
            <text:p>JOSE AMARO DO NASCIMENTO<text:s text:c="56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108-1</text:p>
          </table:table-cell>
          <table:table-cell office:value-type="string">
            <text:p>JOSE ANGELO DE FARIAS FILHO<text:s text:c="53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55850-8</text:p>
          </table:table-cell>
          <table:table-cell office:value-type="string">
            <text:p>JOSE ANTONIO MALTA MARQUES<text:s text:c="54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42.70">
            <text:p>4042,7</text:p>
          </table:table-cell>
          <table:table-cell office:value-type="float" office:value="0.00">
            <text:p>0</text:p>
          </table:table-cell>
          <table:table-cell office:value-type="float" office:value="842.23">
            <text:p>842,23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33430-8</text:p>
          </table:table-cell>
          <table:table-cell office:value-type="string">
            <text:p>JOSE ARTUR MELO<text:s text:c="65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205-4</text:p>
          </table:table-cell>
          <table:table-cell office:value-type="string">
            <text:p>JOSE AUTO MONTEIRO GUIMARAES<text:s text:c="52"/></text:p>
          </table:table-cell>
          <table:table-cell office:value-type="string">
            <text:p>PROCURADOR DE JUSTICA<text:s text:c="19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133-9</text:p>
          </table:table-cell>
          <table:table-cell office:value-type="string">
            <text:p>JOSE CARLOS BARREIROS BARBOSA FILHO<text:s text:c="45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247.91">
            <text:p>1247,91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007-9</text:p>
          </table:table-cell>
          <table:table-cell office:value-type="string">
            <text:p>JOSE CARLOS GOMES PATRIOTA JUNIOR<text:s text:c="47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7-5</text:p>
          </table:table-cell>
          <table:table-cell office:value-type="string">
            <text:p>JOSE CARLOS MARINHO FAUSTO<text:s text:c="54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36-4</text:p>
          </table:table-cell>
          <table:table-cell office:value-type="string">
            <text:p>JOSE CARLOS SILVA CASTRO<text:s text:c="56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68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358.24">
            <text:p>2358,24</text:p>
          </table:table-cell>
          <table:table-cell office:value-type="float" office:value="0.00">
            <text:p>0</text:p>
          </table:table-cell>
          <table:table-cell office:value-type="float" office:value="2526.69">
            <text:p>2526,69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16154-3</text:p>
          </table:table-cell>
          <table:table-cell office:value-type="string">
            <text:p>JOSE DE OLIVEIRA SANTOS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12863-5</text:p>
          </table:table-cell>
          <table:table-cell office:value-type="string">
            <text:p>JOSE DOS SANTOS<text:s text:c="65"/></text:p>
          </table:table-cell>
          <table:table-cell office:value-type="string">
            <text:p>AGENTE DE SEGURANCA<text:s text:c="2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43-2</text:p>
          </table:table-cell>
          <table:table-cell office:value-type="string">
            <text:p>JOSE ELISIO DOS SANTOS JUNIOR<text:s text:c="51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80.16">
            <text:p>1580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96-0</text:p>
          </table:table-cell>
          <table:table-cell office:value-type="string">
            <text:p>JOSE EURICO BELTRAO COELHO DA PAZ NETO<text:s text:c="42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106-5</text:p>
          </table:table-cell>
          <table:table-cell office:value-type="string">
            <text:p>JOSE FERNANDES DE OLIVEIRA SILVA<text:s text:c="48"/></text:p>
          </table:table-cell>
          <table:table-cell office:value-type="string">
            <text:p>ASSESSOR ADMINISTRATIVO<text:s text:c="17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023-0</text:p>
          </table:table-cell>
          <table:table-cell office:value-type="string">
            <text:p>JOSE FILIPE DE LIMA SANTANA<text:s text:c="53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38210-8</text:p>
          </table:table-cell>
          <table:table-cell office:value-type="string">
            <text:p>JOSE GERALDO DANTAS SANTOS<text:s text:c="54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35-4</text:p>
          </table:table-cell>
          <table:table-cell office:value-type="string">
            <text:p>JOSE HUMBERTO BUARQUE CAVALCANTE JUNIOR<text:s text:c="41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11-3</text:p>
          </table:table-cell>
          <table:table-cell office:value-type="string">
            <text:p>JOSE JAILSON NUNES DE MACEDO<text:s text:c="52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22.34">
            <text:p>222,34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49-8</text:p>
          </table:table-cell>
          <table:table-cell office:value-type="string">
            <text:p>JOSE LUIZ LEITE DA SILVA<text:s text:c="56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55-9</text:p>
          </table:table-cell>
          <table:table-cell office:value-type="string">
            <text:p>JOSE MARCELO DE LIMA SOARES FILHO<text:s text:c="47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12864-3</text:p>
          </table:table-cell>
          <table:table-cell office:value-type="string">
            <text:p>JOSE MARIA MATIAS FERREIRA<text:s text:c="54"/></text:p>
          </table:table-cell>
          <table:table-cell office:value-type="string">
            <text:p>AGENTE DE SEGURANCA<text:s text:c="2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01.92">
            <text:p>1601,9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356-0</text:p>
          </table:table-cell>
          <table:table-cell office:value-type="string">
            <text:p>JOSE MARIO CALHEIROS DE MELO PINTO<text:s text:c="46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95-6</text:p>
          </table:table-cell>
          <table:table-cell office:value-type="string">
            <text:p>JOSE OLINTO DE ALBUQUERQUE MATOS JUNIOR<text:s text:c="41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249-7</text:p>
          </table:table-cell>
          <table:table-cell office:value-type="string">
            <text:p>JOSE ROBERTO LOPES DE SOUZA<text:s text:c="53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18557-4</text:p>
          </table:table-cell>
          <table:table-cell office:value-type="string">
            <text:p>JOSE RUBEM FONSECA DE LIMA<text:s text:c="54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36673-0</text:p>
          </table:table-cell>
          <table:table-cell office:value-type="string">
            <text:p>JOSE SIMPLICIO<text:s text:c="66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00-3</text:p>
          </table:table-cell>
          <table:table-cell office:value-type="string">
            <text:p>JOSE THOMAZ DA SILVA NONO NETO<text:s text:c="50"/></text:p>
          </table:table-cell>
          <table:table-cell office:value-type="string">
            <text:p>PROCURADOR DE JUSTICA<text:s text:c="19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90-0</text:p>
          </table:table-cell>
          <table:table-cell office:value-type="string">
            <text:p>JOSE TIAGO DOS SANTOS<text:s text:c="59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13-3</text:p>
          </table:table-cell>
          <table:table-cell office:value-type="string">
            <text:p>JOSE UDERLAN ALMEIDA SILVA<text:s text:c="54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668-3</text:p>
          </table:table-cell>
          <table:table-cell office:value-type="string">
            <text:p>JOSE VAGNER CAVALCANTE<text:s text:c="58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101-4</text:p>
          </table:table-cell>
          <table:table-cell office:value-type="string">
            <text:p>JOSEINA DE ALBUQUERQUE SILVA<text:s text:c="52"/></text:p>
          </table:table-cell>
          <table:table-cell office:value-type="string">
            <text:p>ASSESSOR ADMINISTRATIVO<text:s text:c="17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176-2</text:p>
          </table:table-cell>
          <table:table-cell office:value-type="string">
            <text:p>JOSEVANIO DE ALMEIDA LIMA<text:s text:c="55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22.34">
            <text:p>222,34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48-0</text:p>
          </table:table-cell>
          <table:table-cell office:value-type="string">
            <text:p>JOSIANO GOMES FIGUEIREDO<text:s text:c="56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45-8</text:p>
          </table:table-cell>
          <table:table-cell office:value-type="string">
            <text:p>JUANADARK GOMES DE LIMA<text:s text:c="57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55906-7</text:p>
          </table:table-cell>
          <table:table-cell office:value-type="string">
            <text:p>JUCARA TAVARES SURUAGY DO AMARAL<text:s text:c="48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13-0</text:p>
          </table:table-cell>
          <table:table-cell office:value-type="string">
            <text:p>JULIA BEATRIZ DE ALBUQUERQUE COSTA BARBOSA<text:s text:c="38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95-1</text:p>
          </table:table-cell>
          <table:table-cell office:value-type="string">
            <text:p>JULIA GABRIELA DE ALCANTARA SILVA<text:s text:c="47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16-1</text:p>
          </table:table-cell>
          <table:table-cell office:value-type="string">
            <text:p>JULIANA MARIA SOUZA ALVES<text:s text:c="55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164.33">
            <text:p>1164,3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76568-6</text:p>
          </table:table-cell>
          <table:table-cell office:value-type="string">
            <text:p>KARLA PADILHA REBELO MARQUES<text:s text:c="52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68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42.70">
            <text:p>4042,7</text:p>
          </table:table-cell>
          <table:table-cell table:number-columns-repeated="16366"/>
        </table:table-row>
        <table:table-row table:style-name="ro2">
          <table:table-cell office:value-type="string">
            <text:p>8255102-2</text:p>
          </table:table-cell>
          <table:table-cell office:value-type="string">
            <text:p>KARTHALLIANE DE SOUZA MEDEIROS<text:s text:c="50"/></text:p>
          </table:table-cell>
          <table:table-cell office:value-type="string">
            <text:p>ASSESSOR ADMINISTRATIVO<text:s text:c="17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34-6</text:p>
          </table:table-cell>
          <table:table-cell office:value-type="string">
            <text:p>KAYSE ANDREY GOMES BRABO<text:s text:c="56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91-5</text:p>
          </table:table-cell>
          <table:table-cell office:value-type="string">
            <text:p>KELIANE DA ROCHA LIRA<text:s text:c="59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174-0</text:p>
          </table:table-cell>
          <table:table-cell office:value-type="string">
            <text:p>KELMANY MARCIO DE ASSIS SILVA<text:s text:c="51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59-1</text:p>
          </table:table-cell>
          <table:table-cell office:value-type="string">
            <text:p>KELVYN FIDELIS DE LIMA<text:s text:c="58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274-8</text:p>
          </table:table-cell>
          <table:table-cell office:value-type="string">
            <text:p>KEYLA GOMES DOS SANTOS AQUINO<text:s text:c="51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70332-0</text:p>
          </table:table-cell>
          <table:table-cell office:value-type="string">
            <text:p>KICIA OLIVEIRA CABRAL DE VASCONCELLOS<text:s text:c="4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68.92">
            <text:p>3368,9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19-9</text:p>
          </table:table-cell>
          <table:table-cell office:value-type="string">
            <text:p>KIN TORRES PRADO MELLO<text:s text:c="58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69-7</text:p>
          </table:table-cell>
          <table:table-cell office:value-type="string">
            <text:p>KLEBER VALADARES COELHO JUNIOR<text:s text:c="50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456.41">
            <text:p>2456,41</text:p>
          </table:table-cell>
          <table:table-cell office:value-type="float" office:value="0.00">
            <text:p>0</text:p>
          </table:table-cell>
          <table:table-cell office:value-type="float" office:value="2188.05">
            <text:p>2188,05</text:p>
          </table:table-cell>
          <table:table-cell office:value-type="float" office:value="0.00">
            <text:p>0</text:p>
          </table:table-cell>
          <table:table-cell office:value-type="float" office:value="1562.90">
            <text:p>1562,9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70560-8</text:p>
          </table:table-cell>
          <table:table-cell office:value-type="string">
            <text:p>KLEBERT CALHEIROS DA SILVA<text:s text:c="54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80-7</text:p>
          </table:table-cell>
          <table:table-cell office:value-type="string">
            <text:p>KLEYTIONNE PEREIRA SOUSA<text:s text:c="56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78-8</text:p>
          </table:table-cell>
          <table:table-cell office:value-type="string">
            <text:p>LAIANE DE LIMA FREIRE<text:s text:c="59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89-7</text:p>
          </table:table-cell>
          <table:table-cell office:value-type="string">
            <text:p>LARA AMORIM SECCO<text:s text:c="63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445-1</text:p>
          </table:table-cell>
          <table:table-cell office:value-type="string">
            <text:p>LARA CRISTINA MOURA BRANDAO<text:s text:c="53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42-0</text:p>
          </table:table-cell>
          <table:table-cell office:value-type="string">
            <text:p>LARA REDER RICHA<text:s text:c="64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92-3</text:p>
          </table:table-cell>
          <table:table-cell office:value-type="string">
            <text:p>LARISSA BERNARDETE JANUARIO OLIVEIRA<text:s text:c="44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20-2</text:p>
          </table:table-cell>
          <table:table-cell office:value-type="string">
            <text:p>LARISSA MEDEIROS FERRO RAMALHO<text:s text:c="50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61-1</text:p>
          </table:table-cell>
          <table:table-cell office:value-type="string">
            <text:p>LARISSE VITAL DA SILVA<text:s text:c="58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88-9</text:p>
          </table:table-cell>
          <table:table-cell office:value-type="string">
            <text:p>LARYSSA CAVALCANTI DE BARROS E SILVA<text:s text:c="44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963-1</text:p>
          </table:table-cell>
          <table:table-cell office:value-type="string">
            <text:p>LAUANA CALAZANS OLIVEIRA<text:s text:c="56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969-0</text:p>
          </table:table-cell>
          <table:table-cell office:value-type="string">
            <text:p>LAUREANO DELMIRO BISPO NETTO<text:s text:c="52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97-8</text:p>
          </table:table-cell>
          <table:table-cell office:value-type="string">
            <text:p>LAVINIA CECILIA SANTOS DA SILVA<text:s text:c="49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44-0</text:p>
          </table:table-cell>
          <table:table-cell office:value-type="string">
            <text:p>LAVINIA MARIA OLIVEIRA NOBRE<text:s text:c="52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083-0</text:p>
          </table:table-cell>
          <table:table-cell office:value-type="string">
            <text:p>LAVINIA SILVEIRA DE MENDONCA FRAGOSO<text:s text:c="44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684,46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03-6</text:p>
          </table:table-cell>
          <table:table-cell office:value-type="string">
            <text:p>LAYANNA CAROLINE LOPES DA SILVA<text:s text:c="49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15036-3</text:p>
          </table:table-cell>
          <table:table-cell office:value-type="string">
            <text:p>LEAN ANTONIO FERREIRA DE ARAUJO<text:s text:c="49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092.45">
            <text:p>7092,45</text:p>
          </table:table-cell>
          <table:table-cell table:number-columns-repeated="16366"/>
        </table:table-row>
        <table:table-row table:style-name="ro2">
          <table:table-cell office:value-type="string">
            <text:p>8255086-7</text:p>
          </table:table-cell>
          <table:table-cell office:value-type="string">
            <text:p>LEANDRO DA SILVA ROSA<text:s text:c="59"/></text:p>
          </table:table-cell>
          <table:table-cell office:value-type="string">
            <text:p>ASSESSOR DE FEITOS JUDICIAIS<text:s text:c="12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16-8</text:p>
          </table:table-cell>
          <table:table-cell office:value-type="string">
            <text:p>LEONARDO CORREIA DOS SANTOS LIMA<text:s text:c="48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328-0</text:p>
          </table:table-cell>
          <table:table-cell office:value-type="string">
            <text:p>LEONARDO DE SIQUEIRA BITENCOURT<text:s text:c="49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96-4</text:p>
          </table:table-cell>
          <table:table-cell office:value-type="string">
            <text:p>LEONARDO FRANCO TOLEDO<text:s text:c="58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79-3</text:p>
          </table:table-cell>
          <table:table-cell office:value-type="string">
            <text:p>LEONARDO NOVAES BASTOS<text:s text:c="58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84.70">
            <text:p>328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25-0</text:p>
          </table:table-cell>
          <table:table-cell office:value-type="string">
            <text:p>LETICIA HELLEN DE OLIVEIRA SILVA<text:s text:c="48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079.16">
            <text:p>2079,1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95-8</text:p>
          </table:table-cell>
          <table:table-cell office:value-type="string">
            <text:p>LETICIA REGINA ROCHA SILVA<text:s text:c="54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21-2</text:p>
          </table:table-cell>
          <table:table-cell office:value-type="string">
            <text:p>LIDIA MALTA PRATA LIMA<text:s text:c="58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173.48">
            <text:p>1173,4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55099-0</text:p>
          </table:table-cell>
          <table:table-cell office:value-type="string">
            <text:p>LINA ACIOLI LINS<text:s text:c="64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27654-5</text:p>
          </table:table-cell>
          <table:table-cell office:value-type="string">
            <text:p>LISAEL DE ALMEIDA<text:s text:c="6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68-0</text:p>
          </table:table-cell>
          <table:table-cell office:value-type="string">
            <text:p>LORENA STEPHANE ROCHA DA SILVA<text:s text:c="50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307-8</text:p>
          </table:table-cell>
          <table:table-cell office:value-type="string">
            <text:p>LOUISE FERNANDA SILVA PIRES VASCONCELOS<text:s text:c="41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10-6</text:p>
          </table:table-cell>
          <table:table-cell office:value-type="string">
            <text:p>LOUISE MARIA TEIXEIRA DA SILVA<text:s text:c="50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84.70">
            <text:p>328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57-5</text:p>
          </table:table-cell>
          <table:table-cell office:value-type="string">
            <text:p>LUAN GUIBSON DA SILVA BARRETO<text:s text:c="51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04-4</text:p>
          </table:table-cell>
          <table:table-cell office:value-type="string">
            <text:p>LUANA SOUSA SANTOS<text:s text:c="62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86-2</text:p>
          </table:table-cell>
          <table:table-cell office:value-type="string">
            <text:p>LUCAS CARVALHO DE ALMEIDA VANDERLEY<text:s text:c="45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10-9</text:p>
          </table:table-cell>
          <table:table-cell office:value-type="string">
            <text:p>LUCAS DOS SANTOS ANDRADE<text:s text:c="56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62-8</text:p>
          </table:table-cell>
          <table:table-cell office:value-type="string">
            <text:p>LUCAS FERREIRA VILANOVA<text:s text:c="57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726.89">
            <text:p>726,8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78-5</text:p>
          </table:table-cell>
          <table:table-cell office:value-type="string">
            <text:p>LUCAS MASCARENHAS DE CERQUEIRA MENEZES<text:s text:c="42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20.22">
            <text:p>1520,2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47-4</text:p>
          </table:table-cell>
          <table:table-cell office:value-type="string">
            <text:p>LUCAS MATEUS DA SILVA GOMES<text:s text:c="53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197-5</text:p>
          </table:table-cell>
          <table:table-cell office:value-type="string">
            <text:p>LUCAS PEIXOTO BRAGA NETTO<text:s text:c="55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71-9</text:p>
          </table:table-cell>
          <table:table-cell office:value-type="string">
            <text:p>LUCAS SACHSIDA JUNQUEIRA CARNEIRO<text:s text:c="47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818.12">
            <text:p>1818,12</text:p>
          </table:table-cell>
          <table:table-cell office:value-type="float" office:value="0.00">
            <text:p>0</text:p>
          </table:table-cell>
          <table:table-cell office:value-type="float" office:value="3040.44">
            <text:p>3040,44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71-9</text:p>
          </table:table-cell>
          <table:table-cell office:value-type="string">
            <text:p>LUCAS SACHSIDA JUNQUEIRA CARNEIRO<text:s text:c="47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5.59">
            <text:p>735,59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85-8</text:p>
          </table:table-cell>
          <table:table-cell office:value-type="string">
            <text:p>LUCAS SCHITINI DE SOUZA<text:s text:c="57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84.70">
            <text:p>328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417-6</text:p>
          </table:table-cell>
          <table:table-cell office:value-type="string">
            <text:p>LUCIANA DANTAS TENORIO<text:s text:c="58"/></text:p>
          </table:table-cell>
          <table:table-cell office:value-type="string">
            <text:p>PSICOLOGO<text:s text:c="3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17517-0</text:p>
          </table:table-cell>
          <table:table-cell office:value-type="string">
            <text:p>LUCIANO CHAGAS DA SILVA<text:s text:c="57"/></text:p>
          </table:table-cell>
          <table:table-cell office:value-type="string">
            <text:p>PROCURADOR DE JUSTICA<text:s text:c="19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860-0</text:p>
          </table:table-cell>
          <table:table-cell office:value-type="string">
            <text:p>LUCIANO OLIVEIRA DO VALE<text:s text:c="56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082-1</text:p>
          </table:table-cell>
          <table:table-cell office:value-type="string">
            <text:p>LUCIANO ROMERO DA MATTA MONTEIRO<text:s text:c="48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5">
            <text:p>1684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42.70">
            <text:p>4042,7</text:p>
          </table:table-cell>
          <table:table-cell table:number-columns-repeated="16366"/>
        </table:table-row>
        <table:table-row table:style-name="ro2">
          <table:table-cell office:value-type="string">
            <text:p>825254-8</text:p>
          </table:table-cell>
          <table:table-cell office:value-type="string">
            <text:p>LUCIANO SANTOS DE SOUZA<text:s text:c="57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44-7</text:p>
          </table:table-cell>
          <table:table-cell office:value-type="string">
            <text:p>LUCICLEIDE BARROS COSTA CORDEIRO<text:s text:c="48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54-8</text:p>
          </table:table-cell>
          <table:table-cell office:value-type="string">
            <text:p>LUIS FILIPE DE BARROS MELO<text:s text:c="54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63.33">
            <text:p>1663,3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03-3</text:p>
          </table:table-cell>
          <table:table-cell office:value-type="string">
            <text:p>LUIZ ALBERTO DE HOLANDA PAES PINTO<text:s text:c="46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56.03">
            <text:p>456,0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19037-3</text:p>
          </table:table-cell>
          <table:table-cell office:value-type="string">
            <text:p>LUIZ BARBOSA CARNAUBA<text:s text:c="59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886.56">
            <text:p>886,56</text:p>
          </table:table-cell>
          <table:table-cell office:value-type="float" office:value="4255.47">
            <text:p>4255,47</text:p>
          </table:table-cell>
          <table:table-cell table:number-columns-repeated="16366"/>
        </table:table-row>
        <table:table-row table:style-name="ro2">
          <table:table-cell office:value-type="string">
            <text:p>62872-7</text:p>
          </table:table-cell>
          <table:table-cell office:value-type="string">
            <text:p>LUIZ CLAUDIO BRANCO PIRES<text:s text:c="55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30333-0</text:p>
          </table:table-cell>
          <table:table-cell office:value-type="string">
            <text:p>LUIZ DE ALBUQUERQUE MEDEIROS FILHO<text:s text:c="46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319.34">
            <text:p>5319,34</text:p>
          </table:table-cell>
          <table:table-cell table:number-columns-repeated="16366"/>
        </table:table-row>
        <table:table-row table:style-name="ro2">
          <table:table-cell office:value-type="string">
            <text:p>12862-7</text:p>
          </table:table-cell>
          <table:table-cell office:value-type="string">
            <text:p>LUIZ DOS SANTOS<text:s text:c="65"/></text:p>
          </table:table-cell>
          <table:table-cell office:value-type="string">
            <text:p>AGENTE DE SEGURANCA<text:s text:c="21"/></text:p>
          </table:table-cell>
          <table:table-cell office:value-type="string">
            <text:p>FUNCIONARIOS INATIVOS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61-0</text:p>
          </table:table-cell>
          <table:table-cell office:value-type="string">
            <text:p>LUIZ EDUARDO VASCONCELOS BERNARDO<text:s text:c="47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97-4</text:p>
          </table:table-cell>
          <table:table-cell office:value-type="string">
            <text:p>LUIZ HENRIQUE CRISTOVAO MORAIS<text:s text:c="50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2614-7</text:p>
          </table:table-cell>
          <table:table-cell office:value-type="string">
            <text:p>LUIZ JOSE GOMES VASCONCELOS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42.70">
            <text:p>4042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080-0</text:p>
          </table:table-cell>
          <table:table-cell office:value-type="string">
            <text:p>LUIZ MESQUITA NETO<text:s text:c="62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32-1</text:p>
          </table:table-cell>
          <table:table-cell office:value-type="string">
            <text:p>LUIZ TENORIO OLIVEIRA DE ALMEIDA<text:s text:c="48"/></text:p>
          </table:table-cell>
          <table:table-cell office:value-type="string">
            <text:p>PROMOTOR DE 2ª<text:s text:c="26"/></text:p>
          </table:table-cell>
          <table:table-cell office:value-type="string">
            <text:p>INATIVOS<text:s text:c="32"/></text:p>
          </table:table-cell>
          <table:table-cell office:value-type="float" office:value="121.28">
            <text:p>121,2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66.70">
            <text:p>266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3.39">
            <text:p>373,3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26-1</text:p>
          </table:table-cell>
          <table:table-cell office:value-type="string">
            <text:p>LUKAS ROSATELI LIMA<text:s text:c="61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55734-0</text:p>
          </table:table-cell>
          <table:table-cell office:value-type="string">
            <text:p>LUZIA ALMEIDA DE OLIVEIRA<text:s text:c="55"/></text:p>
          </table:table-cell>
          <table:table-cell office:value-type="string">
            <text:p>PROMOTOR DE 2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58-7</text:p>
          </table:table-cell>
          <table:table-cell office:value-type="string">
            <text:p>LYLIANE PATRICIA DA SILVA ALVES<text:s text:c="49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745-0</text:p>
          </table:table-cell>
          <table:table-cell office:value-type="string">
            <text:p>LYLIANNE FERREIRA PORFIRIO<text:s text:c="54"/></text:p>
          </table:table-cell>
          <table:table-cell office:value-type="string">
            <text:p>CHEFE DE GABINETE<text:s text:c="23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57-1</text:p>
          </table:table-cell>
          <table:table-cell office:value-type="string">
            <text:p>MADSON MANOEL ALVES BELARMINO<text:s text:c="51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28-3</text:p>
          </table:table-cell>
          <table:table-cell office:value-type="string">
            <text:p>MAGNO ALEXANDRE FERREIRA MOURA<text:s text:c="50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120.14">
            <text:p>1120,14</text:p>
          </table:table-cell>
          <table:table-cell office:value-type="float" office:value="0.00">
            <text:p>0</text:p>
          </table:table-cell>
          <table:table-cell office:value-type="float" office:value="1179.15">
            <text:p>1179,1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402-8</text:p>
          </table:table-cell>
          <table:table-cell office:value-type="string">
            <text:p>MALBA VANIA SANTOS VALENTE<text:s text:c="54"/></text:p>
          </table:table-cell>
          <table:table-cell office:value-type="string">
            <text:p>CHEFE DE GABINETE<text:s text:c="23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55438-3</text:p>
          </table:table-cell>
          <table:table-cell office:value-type="string">
            <text:p>MANOEL CARVALHO DE LIMA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3670-6</text:p>
          </table:table-cell>
          <table:table-cell office:value-type="string">
            <text:p>MANOEL CORREIA COSTA FILHO<text:s text:c="54"/></text:p>
          </table:table-cell>
          <table:table-cell office:value-type="string">
            <text:p>PROCURADOR DE JUSTICA<text:s text:c="19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53-9</text:p>
          </table:table-cell>
          <table:table-cell office:value-type="string">
            <text:p>MANOEL SILVA DOS SANTOS<text:s text:c="57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52-8</text:p>
          </table:table-cell>
          <table:table-cell office:value-type="string">
            <text:p>MANUELLA GOES DA FONSECA<text:s text:c="56"/></text:p>
          </table:table-cell>
          <table:table-cell office:value-type="string">
            <text:p>ASSESSOR DE GABINETE<text:s text:c="20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79-4</text:p>
          </table:table-cell>
          <table:table-cell office:value-type="string">
            <text:p>MARCEL DE CASTRO VASCONCELOS<text:s text:c="52"/></text:p>
          </table:table-cell>
          <table:table-cell office:value-type="string">
            <text:p>DIRETOR DO CENTRO DE GER DE INFORMATICA 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03.73">
            <text:p>1703,73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90-7</text:p>
          </table:table-cell>
          <table:table-cell office:value-type="string">
            <text:p>MARCEL FELIPE FERREIRA DE CASTRO<text:s text:c="48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831-7</text:p>
          </table:table-cell>
          <table:table-cell office:value-type="string">
            <text:p>MARCELO JOSE DA ROCHA NERY<text:s text:c="54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80.53">
            <text:p>180,53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875-9</text:p>
          </table:table-cell>
          <table:table-cell office:value-type="string">
            <text:p>MARCIA DE OLIVEIRA BARROS<text:s text:c="55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41-6</text:p>
          </table:table-cell>
          <table:table-cell office:value-type="string">
            <text:p>MARCIA FABIA PINHEIRO JUSTINO<text:s text:c="51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162-2</text:p>
          </table:table-cell>
          <table:table-cell office:value-type="string">
            <text:p>MARCIA LIMA SALGUEIRO VITORINO<text:s text:c="50"/></text:p>
          </table:table-cell>
          <table:table-cell office:value-type="string">
            <text:p>TELEFONISTA<text:s text:c="29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278-0</text:p>
          </table:table-cell>
          <table:table-cell office:value-type="string">
            <text:p>MARCIO ALEX LINS<text:s text:c="64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207-1</text:p>
          </table:table-cell>
          <table:table-cell office:value-type="string">
            <text:p>MARCIO ANTONIO GOMES REIS JUNIOR<text:s text:c="48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232.26">
            <text:p>1232,2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31-1</text:p>
          </table:table-cell>
          <table:table-cell office:value-type="string">
            <text:p>MARCIO DE ALMEIDA ARRUDA<text:s text:c="56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413-3</text:p>
          </table:table-cell>
          <table:table-cell office:value-type="string">
            <text:p>MARCIO DE GUSMAO BARBOSA<text:s text:c="56"/></text:p>
          </table:table-cell>
          <table:table-cell office:value-type="string">
            <text:p>CHEFE DE GABINETE<text:s text:c="23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04-1</text:p>
          </table:table-cell>
          <table:table-cell office:value-type="string">
            <text:p>MARCIO JOSE DORIA DA CUNHA<text:s text:c="54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55854-0</text:p>
          </table:table-cell>
          <table:table-cell office:value-type="string">
            <text:p>MARCIO ROBERTO TENORIO DE ALBUQUERQUE<text:s text:c="43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319.34">
            <text:p>5319,34</text:p>
          </table:table-cell>
          <table:table-cell table:number-columns-repeated="16366"/>
        </table:table-row>
        <table:table-row table:style-name="ro2">
          <table:table-cell office:value-type="string">
            <text:p>826042-7</text:p>
          </table:table-cell>
          <table:table-cell office:value-type="string">
            <text:p>MARCONDES BATISTA AYRES<text:s text:c="57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77.53">
            <text:p>277,53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261-0</text:p>
          </table:table-cell>
          <table:table-cell office:value-type="string">
            <text:p>MARCOS ANDRE SOUZA DA ROCHA<text:s text:c="53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831.94">
            <text:p>831,94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55439-1</text:p>
          </table:table-cell>
          <table:table-cell office:value-type="string">
            <text:p>MARCOS BARROS MERO<text:s text:c="62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252-7</text:p>
          </table:table-cell>
          <table:table-cell office:value-type="string">
            <text:p>MARCOS JOSE ABREU CAETANO<text:s text:c="55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41-5</text:p>
          </table:table-cell>
          <table:table-cell office:value-type="string">
            <text:p>MARCOS MATHEUS SANTOS MOURA MARQUES<text:s text:c="45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40-7</text:p>
          </table:table-cell>
          <table:table-cell office:value-type="string">
            <text:p>MARCOS SALLYS TRINDADE SANTOS<text:s text:c="51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06-2</text:p>
          </table:table-cell>
          <table:table-cell office:value-type="string">
            <text:p>MARCUS AURELIO GOMES MOUSINHO<text:s text:c="51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76576-7</text:p>
          </table:table-cell>
          <table:table-cell office:value-type="string">
            <text:p>MARCUS ROBSON NASCIMENTO COSTA<text:s text:c="50"/></text:p>
          </table:table-cell>
          <table:table-cell office:value-type="string">
            <text:p>PROMOTOR DE 2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097-0</text:p>
          </table:table-cell>
          <table:table-cell office:value-type="string">
            <text:p>MARCUS ROMULO MAIA DE MELLO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5">
            <text:p>1684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684,46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92-0</text:p>
          </table:table-cell>
          <table:table-cell office:value-type="string">
            <text:p>MARCUS VINICIUS BATISTA RODRIGUES JUNIOR<text:s text:c="40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25-3</text:p>
          </table:table-cell>
          <table:table-cell office:value-type="string">
            <text:p>MARCUS WILLAMS VERCOSA DA SILVA<text:s text:c="49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55440-5</text:p>
          </table:table-cell>
          <table:table-cell office:value-type="string">
            <text:p>MARGARIDA MARIA COUTO MONTE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684,46</text:p>
          </table:table-cell>
          <table:table-cell office:value-type="float" office:value="0.00">
            <text:p>0</text:p>
          </table:table-cell>
          <table:table-cell office:value-type="float" office:value="1773.11">
            <text:p>1773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782-5</text:p>
          </table:table-cell>
          <table:table-cell office:value-type="string">
            <text:p>MARIA ALANY LIRA SOARES DE ALMEIDA<text:s text:c="46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077-0</text:p>
          </table:table-cell>
          <table:table-cell office:value-type="string">
            <text:p>MARIA ALVES DA SILVA<text:s text:c="60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19572-3</text:p>
          </table:table-cell>
          <table:table-cell office:value-type="string">
            <text:p>MARIA AMELIA REBELO BRANDAO SANTOS<text:s text:c="46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55448-0</text:p>
          </table:table-cell>
          <table:table-cell office:value-type="string">
            <text:p>MARIA APARECIDA DE GOUVEIA CARNAUBA<text:s text:c="45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2616-3</text:p>
          </table:table-cell>
          <table:table-cell office:value-type="string">
            <text:p>MARIA CECILIA PONTES CARNAUBA<text:s text:c="51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53-2</text:p>
          </table:table-cell>
          <table:table-cell office:value-type="string">
            <text:p>MARIA CLARA LIMA LIRA<text:s text:c="59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75-1</text:p>
          </table:table-cell>
          <table:table-cell office:value-type="string">
            <text:p>MARIA CRISTINA MENDES CAVALCANTE BISPO OLIVEIRA<text:s text:c="33"/></text:p>
          </table:table-cell>
          <table:table-cell office:value-type="string">
            <text:p>ASSESSOR DE CERIMONIAL<text:s text:c="18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8.92">
            <text:p>298,92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85-9</text:p>
          </table:table-cell>
          <table:table-cell office:value-type="string">
            <text:p>MARIA DA SALETE BRAZIL SILVA<text:s text:c="52"/></text:p>
          </table:table-cell>
          <table:table-cell office:value-type="string">
            <text:p>ASSESSOR DO GAB DO PROC. GER DE JUSTIÇA 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70557-8</text:p>
          </table:table-cell>
          <table:table-cell office:value-type="string">
            <text:p>MARIA DAS GRACAS GOMES DE OLIVEIRA<text:s text:c="46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38441-0</text:p>
          </table:table-cell>
          <table:table-cell office:value-type="string">
            <text:p>MARIA DE FATIMA DE CARVALHO ALBUQUERQUE VILELA<text:s text:c="34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675-6</text:p>
          </table:table-cell>
          <table:table-cell office:value-type="string">
            <text:p>MARIA DE FATIMA MELO MARTINS<text:s text:c="52"/></text:p>
          </table:table-cell>
          <table:table-cell office:value-type="string">
            <text:p>CHEFE DE GABINETE<text:s text:c="23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55441-3</text:p>
          </table:table-cell>
          <table:table-cell office:value-type="string">
            <text:p>MARIA DO CARMO VARGAS<text:s text:c="59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12866-0</text:p>
          </table:table-cell>
          <table:table-cell office:value-type="string">
            <text:p>MARIA EDLEUZA DE AQUINO SANTOS<text:s text:c="50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INATIVOS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74-5</text:p>
          </table:table-cell>
          <table:table-cell office:value-type="string">
            <text:p>MARIA EDUARDA RODRIGUES DE OLIVEIRA SILVA<text:s text:c="39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291-8</text:p>
          </table:table-cell>
          <table:table-cell office:value-type="string">
            <text:p>MARIA ENIDE MONTEIRO<text:s text:c="60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56-7</text:p>
          </table:table-cell>
          <table:table-cell office:value-type="string">
            <text:p>MARIA GLEICE DOS SANTOS SAMPAIO<text:s text:c="49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00-8</text:p>
          </table:table-cell>
          <table:table-cell office:value-type="string">
            <text:p>MARIA HELENA BEZERRA SIQUEIRA<text:s text:c="51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145-2</text:p>
          </table:table-cell>
          <table:table-cell office:value-type="string">
            <text:p>MARIA HELENA CAVALCANTE FERNANDES<text:s text:c="47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31-3</text:p>
          </table:table-cell>
          <table:table-cell office:value-type="string">
            <text:p>MARIA JOSE ALVES DA SILVA<text:s text:c="55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684,46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292-6</text:p>
          </table:table-cell>
          <table:table-cell office:value-type="string">
            <text:p>MARIA JOSE DA ROCHA SILVA<text:s text:c="55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115-4</text:p>
          </table:table-cell>
          <table:table-cell office:value-type="string">
            <text:p>MARIA JOSE OLINDA SILVA<text:s text:c="57"/></text:p>
          </table:table-cell>
          <table:table-cell office:value-type="string">
            <text:p>ASSESSOR DO GAB DO PROC. GER DE JUSTIÇA 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29-0</text:p>
          </table:table-cell>
          <table:table-cell office:value-type="string">
            <text:p>MARIA KLARIANNE DE SOUZA LESSA<text:s text:c="50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250-0</text:p>
          </table:table-cell>
          <table:table-cell office:value-type="string">
            <text:p>MARIA LUCIA DOS SANTOS<text:s text:c="58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17-4</text:p>
          </table:table-cell>
          <table:table-cell office:value-type="string">
            <text:p>MARIA LUISA MAIA SANTOS<text:s text:c="57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20.22">
            <text:p>1520,22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84-6</text:p>
          </table:table-cell>
          <table:table-cell office:value-type="string">
            <text:p>MARIA LUISA OLIVEIRA DIAS PINTO<text:s text:c="49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840-6</text:p>
          </table:table-cell>
          <table:table-cell office:value-type="string">
            <text:p>MARIA MADALENA OLIVEIRA SIMOES LEAO<text:s text:c="45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18546-9</text:p>
          </table:table-cell>
          <table:table-cell office:value-type="string">
            <text:p>MARIA MARLENE DA SILVA FERRAZ<text:s text:c="51"/></text:p>
          </table:table-cell>
          <table:table-cell office:value-type="string">
            <text:p>OF DE APOIO ADMINISTRATIVO<text:s text:c="14"/></text:p>
          </table:table-cell>
          <table:table-cell office:value-type="string">
            <text:p>FUNCIONARIOS INATIVOS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55100-7</text:p>
          </table:table-cell>
          <table:table-cell office:value-type="string">
            <text:p>MARIA MARLUCE CALDAS BEZERRA<text:s text:c="52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684,46</text:p>
          </table:table-cell>
          <table:table-cell office:value-type="float" office:value="0.00">
            <text:p>0</text:p>
          </table:table-cell>
          <table:table-cell office:value-type="float" office:value="1773.11">
            <text:p>1773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85-4</text:p>
          </table:table-cell>
          <table:table-cell office:value-type="string">
            <text:p>MARIA PARECIDA FERREIRA DA SILVA<text:s text:c="48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12-5</text:p>
          </table:table-cell>
          <table:table-cell office:value-type="string">
            <text:p>MARIA VICTORIA MENEZES DE MESQUITA<text:s text:c="46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331-0</text:p>
          </table:table-cell>
          <table:table-cell office:value-type="string">
            <text:p>MARIANA COSTA DE SANTANA MONTEIRO<text:s text:c="47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73-7</text:p>
          </table:table-cell>
          <table:table-cell office:value-type="string">
            <text:p>MARIANNE BARROS MAGALHAES DE AZEVEDO<text:s text:c="44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30-5</text:p>
          </table:table-cell>
          <table:table-cell office:value-type="string">
            <text:p>MARILIA CERQUEIRA LIMA<text:s text:c="58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737.84">
            <text:p>6737,84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55442-1</text:p>
          </table:table-cell>
          <table:table-cell office:value-type="string">
            <text:p>MARIO AUGUSTO SOARES MARTINS<text:s text:c="52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380-3</text:p>
          </table:table-cell>
          <table:table-cell office:value-type="string">
            <text:p>MARIO CESAR DE ALBUQUERQUE PESSOA<text:s text:c="47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495-8</text:p>
          </table:table-cell>
          <table:table-cell office:value-type="string">
            <text:p>MARIO FERREIRA DA SILVA JUNIOR<text:s text:c="50"/></text:p>
          </table:table-cell>
          <table:table-cell office:value-type="string">
            <text:p>ANALISTA DO MP - ADMINISTRACAO DE REDES 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55101-5</text:p>
          </table:table-cell>
          <table:table-cell office:value-type="string">
            <text:p>MARIO JORGE SANTOS LESSA<text:s text:c="56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62-0</text:p>
          </table:table-cell>
          <table:table-cell office:value-type="string">
            <text:p>MARIZE ALVES DE SOUZA CIRILO<text:s text:c="52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70556-0</text:p>
          </table:table-cell>
          <table:table-cell office:value-type="string">
            <text:p>MARLENE DE SANTANA OLIVEIRA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35131-8</text:p>
          </table:table-cell>
          <table:table-cell office:value-type="string">
            <text:p>MARLI FERRAZ TORRES<text:s text:c="61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163-4</text:p>
          </table:table-cell>
          <table:table-cell office:value-type="string">
            <text:p>MARLI VIEIRA DE GOIS<text:s text:c="60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059-1</text:p>
          </table:table-cell>
          <table:table-cell office:value-type="string">
            <text:p>MARLLISSON ANDRADE SILVA<text:s text:c="56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00.24">
            <text:p>1600,24</text:p>
          </table:table-cell>
          <table:table-cell office:value-type="float" office:value="0.00">
            <text:p>0</text:p>
          </table:table-cell>
          <table:table-cell office:value-type="float" office:value="1684.46">
            <text:p>168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00.24">
            <text:p>1600,24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05-4</text:p>
          </table:table-cell>
          <table:table-cell office:value-type="string">
            <text:p>MARLUCE FALCAO DE OLIVEIRA<text:s text:c="54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5">
            <text:p>1684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831.14">
            <text:p>831,14</text:p>
          </table:table-cell>
          <table:table-cell office:value-type="float" office:value="1684.46">
            <text:p>1684,46</text:p>
          </table:table-cell>
          <table:table-cell office:value-type="float" office:value="2526.69">
            <text:p>2526,69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210-7</text:p>
          </table:table-cell>
          <table:table-cell office:value-type="string">
            <text:p>MARTHA BUENO MARQUES DE PINTO<text:s text:c="51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228-9</text:p>
          </table:table-cell>
          <table:table-cell office:value-type="string">
            <text:p>MARYNA GRACIELE ARAUJO FERNANDES<text:s text:c="48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831.94">
            <text:p>831,9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31-8</text:p>
          </table:table-cell>
          <table:table-cell office:value-type="string">
            <text:p>MATHEUS MACARIO ALVES DOS SANTOS<text:s text:c="48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82-0</text:p>
          </table:table-cell>
          <table:table-cell office:value-type="string">
            <text:p>MATHEUS OLIVEIRA DO NASCIMENTO<text:s text:c="50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78-1</text:p>
          </table:table-cell>
          <table:table-cell office:value-type="string">
            <text:p>MATHEUS VINICIUS DA SILVA RIBEIRO<text:s text:c="47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66-6</text:p>
          </table:table-cell>
          <table:table-cell office:value-type="string">
            <text:p>MAURICIO AMARAL WANDERLEY<text:s text:c="55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68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7.35">
            <text:p>217,35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27652-9</text:p>
          </table:table-cell>
          <table:table-cell office:value-type="string">
            <text:p>MAURICIO ANDRE BARROS PITTA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73.11">
            <text:p>1773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173-8</text:p>
          </table:table-cell>
          <table:table-cell office:value-type="string">
            <text:p>MAURICIO CORREIA DA ROCHA<text:s text:c="55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18-2</text:p>
          </table:table-cell>
          <table:table-cell office:value-type="string">
            <text:p>MAURICIO MANNARINO TEIXEIRA LOPES<text:s text:c="47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099-6</text:p>
          </table:table-cell>
          <table:table-cell office:value-type="string">
            <text:p>MAX MARTINS DE OLIVEIRA E SILVA<text:s text:c="49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684,46</text:p>
          </table:table-cell>
          <table:table-cell office:value-type="float" office:value="1684.45">
            <text:p>1684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842.23">
            <text:p>842,23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39-4</text:p>
          </table:table-cell>
          <table:table-cell office:value-type="string">
            <text:p>MAXWELL JONATAS OLIVEIRA BARBOSA<text:s text:c="48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47.09">
            <text:p>1447,0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18-0</text:p>
          </table:table-cell>
          <table:table-cell office:value-type="string">
            <text:p>MAYARA DANTAS VANDERLEI<text:s text:c="57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24-5</text:p>
          </table:table-cell>
          <table:table-cell office:value-type="string">
            <text:p>MELINA DE OMENA MOURA BERTOLDO DE BRITO<text:s text:c="41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088-0</text:p>
          </table:table-cell>
          <table:table-cell office:value-type="string">
            <text:p>MICHELINE LAURINDO TENORIO SILVEIRA DOS ANJOS<text:s text:c="35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358.24">
            <text:p>2358,24</text:p>
          </table:table-cell>
          <table:table-cell office:value-type="float" office:value="0.00">
            <text:p>0</text:p>
          </table:table-cell>
          <table:table-cell office:value-type="float" office:value="2526.69">
            <text:p>2526,69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89-1</text:p>
          </table:table-cell>
          <table:table-cell office:value-type="string">
            <text:p>MIGUEL ANGELO GAMELEIRA VAZ JUNIOR<text:s text:c="46"/></text:p>
          </table:table-cell>
          <table:table-cell office:value-type="string">
            <text:p>ASSESSOR TECNICO<text:s text:c="24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32-6</text:p>
          </table:table-cell>
          <table:table-cell office:value-type="string">
            <text:p>MIRELLY FAUSTINA SILVA<text:s text:c="58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55852-4</text:p>
          </table:table-cell>
          <table:table-cell office:value-type="string">
            <text:p>MIRYA TAVARES PINTO CARDOSO FERRO<text:s text:c="4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358.24">
            <text:p>2358,2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39-3</text:p>
          </table:table-cell>
          <table:table-cell office:value-type="string">
            <text:p>MOISES LINO SOARES<text:s text:c="62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322-1</text:p>
          </table:table-cell>
          <table:table-cell office:value-type="string">
            <text:p>MONIQUE NATASSIA NEVILLE DE ARAUJO<text:s text:c="46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1.25">
            <text:p>171,25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341-8</text:p>
          </table:table-cell>
          <table:table-cell office:value-type="string">
            <text:p>MOZER MACHADO CALHEIROS<text:s text:c="57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02-4</text:p>
          </table:table-cell>
          <table:table-cell office:value-type="string">
            <text:p>MYRELLE THAYANE DE LIMA ROCHA<text:s text:c="51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42-9</text:p>
          </table:table-cell>
          <table:table-cell office:value-type="string">
            <text:p>NAPOLEAO JOSE CALHEIROS CORREIA DE MELO AMARAL FRANCO<text:s text:c="2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684,46</text:p>
          </table:table-cell>
          <table:table-cell office:value-type="float" office:value="3368.92">
            <text:p>3368,92</text:p>
          </table:table-cell>
          <table:table-cell table:number-columns-repeated="16366"/>
        </table:table-row>
        <table:table-row table:style-name="ro2">
          <table:table-cell office:value-type="string">
            <text:p>8255477-3</text:p>
          </table:table-cell>
          <table:table-cell office:value-type="string">
            <text:p>NATALIA ANBROSIO CAVALCANTE LEITAO<text:s text:c="46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59-8</text:p>
          </table:table-cell>
          <table:table-cell office:value-type="string">
            <text:p>NATANAEL MARCELINO ALVES<text:s text:c="56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981-0</text:p>
          </table:table-cell>
          <table:table-cell office:value-type="string">
            <text:p>NATASHA ALVES DE GUSMAO<text:s text:c="57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35-0</text:p>
          </table:table-cell>
          <table:table-cell office:value-type="string">
            <text:p>NATHALIA BEZERRA DE SIQUEIRA<text:s text:c="52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59-9</text:p>
          </table:table-cell>
          <table:table-cell office:value-type="string">
            <text:p>NATHALIA ISABELLE DA SILVA COSTA<text:s text:c="48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380.56">
            <text:p>1380,5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61-0</text:p>
          </table:table-cell>
          <table:table-cell office:value-type="string">
            <text:p>NATHALIA MARIA CARDOSO ACIOLE<text:s text:c="51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55102-3</text:p>
          </table:table-cell>
          <table:table-cell office:value-type="string">
            <text:p>NEIDE MARIA CAMELO DA SILVA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41-9</text:p>
          </table:table-cell>
          <table:table-cell office:value-type="string">
            <text:p>NICHOLAS FABIANO CORDEIRO DE OLIVEIRA<text:s text:c="43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99-2</text:p>
          </table:table-cell>
          <table:table-cell office:value-type="string">
            <text:p>NILSON MENDES DE MIRANDA<text:s text:c="56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119-7</text:p>
          </table:table-cell>
          <table:table-cell office:value-type="string">
            <text:p>NILTON SANTOS FERREIRA JUNIOR<text:s text:c="51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76573-2</text:p>
          </table:table-cell>
          <table:table-cell office:value-type="string">
            <text:p>NISIA CUNHA RIOS CAVALCANTI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99-9</text:p>
          </table:table-cell>
          <table:table-cell office:value-type="string">
            <text:p>NIVALDO BRANDAO DA SILVA<text:s text:c="56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30884-6</text:p>
          </table:table-cell>
          <table:table-cell office:value-type="string">
            <text:p>NORMA SUELI TENORIO DE MELO MEDEIROS<text:s text:c="44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922.02">
            <text:p>922,02</text:p>
          </table:table-cell>
          <table:table-cell office:value-type="float" office:value="0.00">
            <text:p>0</text:p>
          </table:table-cell>
          <table:table-cell office:value-type="float" office:value="1773.11">
            <text:p>1773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42.70">
            <text:p>4042,7</text:p>
          </table:table-cell>
          <table:table-cell table:number-columns-repeated="16366"/>
        </table:table-row>
        <table:table-row table:style-name="ro2">
          <table:table-cell office:value-type="string">
            <text:p>8255567-2</text:p>
          </table:table-cell>
          <table:table-cell office:value-type="string">
            <text:p>OTAVIO MONTES LOPES<text:s text:c="61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381-1</text:p>
          </table:table-cell>
          <table:table-cell office:value-type="string">
            <text:p>PATRICIA BROAD RIZZO DE OMENA<text:s text:c="51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76-5</text:p>
          </table:table-cell>
          <table:table-cell office:value-type="string">
            <text:p>PATRICIA MARIA MALTA DA COSTA<text:s text:c="51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970-4</text:p>
          </table:table-cell>
          <table:table-cell office:value-type="string">
            <text:p>PATRIK ROCHA DE BARROS<text:s text:c="58"/></text:p>
          </table:table-cell>
          <table:table-cell office:value-type="string">
            <text:p>AUDITOR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4.19">
            <text:p>294,19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67-0</text:p>
          </table:table-cell>
          <table:table-cell office:value-type="string">
            <text:p>PAULA IASMIN SANTOS PONTES<text:s text:c="54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686-1</text:p>
          </table:table-cell>
          <table:table-cell office:value-type="string">
            <text:p>PAULO ANDRE NUNES DOS SANTOS<text:s text:c="52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72-7</text:p>
          </table:table-cell>
          <table:table-cell office:value-type="string">
            <text:p>PAULO BARBOSA DE ALMEIDA FILHO<text:s text:c="50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84.70">
            <text:p>328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00-9</text:p>
          </table:table-cell>
          <table:table-cell office:value-type="string">
            <text:p>PAULO HENRIQUE CARVALHO PRADO<text:s text:c="51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84.70">
            <text:p>328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20.22">
            <text:p>1520,22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55104-0</text:p>
          </table:table-cell>
          <table:table-cell office:value-type="string">
            <text:p>PAULO ROBERTO ALCANTARA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057-5</text:p>
          </table:table-cell>
          <table:table-cell office:value-type="string">
            <text:p>PAULO ROBERTO DE MELO ALVES FILHO<text:s text:c="47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29422-5</text:p>
          </table:table-cell>
          <table:table-cell office:value-type="string">
            <text:p>PAULO ROBERTO MARQUES DOS ANJOS<text:s text:c="49"/></text:p>
          </table:table-cell>
          <table:table-cell office:value-type="string">
            <text:p>PROCURADOR DE JUSTICA<text:s text:c="19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86-6</text:p>
          </table:table-cell>
          <table:table-cell office:value-type="string">
            <text:p>PAULO VICTOR SOUZA ZACARIAS<text:s text:c="53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00.24">
            <text:p>1600,2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90-5</text:p>
          </table:table-cell>
          <table:table-cell office:value-type="string">
            <text:p>PEDRO HENRIQUE SILVA DOS SANTOS<text:s text:c="49"/></text:p>
          </table:table-cell>
          <table:table-cell office:value-type="string">
            <text:p>ASSESSOR TECNICO<text:s text:c="24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944-5</text:p>
          </table:table-cell>
          <table:table-cell office:value-type="string">
            <text:p>PEDRO JOSE GREGORIO SILVA<text:s text:c="55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2666-2</text:p>
          </table:table-cell>
          <table:table-cell office:value-type="string">
            <text:p>PEDRO MACEDO MARQUES<text:s text:c="60"/></text:p>
          </table:table-cell>
          <table:table-cell office:value-type="string">
            <text:p>PROCURADOR DE JUSTICA<text:s text:c="19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208-0</text:p>
          </table:table-cell>
          <table:table-cell office:value-type="string">
            <text:p>PERCILIANA MARTINS DE ARAUJO MORONI VALENCA<text:s text:c="37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55449-9</text:p>
          </table:table-cell>
          <table:table-cell office:value-type="string">
            <text:p>PERICLES GAMA DE LIMA FILHO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40-0</text:p>
          </table:table-cell>
          <table:table-cell office:value-type="string">
            <text:p>PERLYVISSON VILELA DE FREITAS<text:s text:c="51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747-7</text:p>
          </table:table-cell>
          <table:table-cell office:value-type="string">
            <text:p>PHILLYPE MATHEUS PEREIRA MELO<text:s text:c="51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989-5</text:p>
          </table:table-cell>
          <table:table-cell office:value-type="string">
            <text:p>POLYANA MARTINIANO MELO<text:s text:c="57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171-5</text:p>
          </table:table-cell>
          <table:table-cell office:value-type="string">
            <text:p>PRISCILLA GONCALVES TENORIO LINS TEIXEIRA<text:s text:c="39"/></text:p>
          </table:table-cell>
          <table:table-cell office:value-type="string">
            <text:p>DIRETOR DA CONTROLADORIA INTERNA<text:s text:c="8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76.58">
            <text:p>1476,5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94-7</text:p>
          </table:table-cell>
          <table:table-cell office:value-type="string">
            <text:p>QUITERIA APARECIDA HIPOLITO DOS SANTOS<text:s text:c="42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19-6</text:p>
          </table:table-cell>
          <table:table-cell office:value-type="string">
            <text:p>RAFAEL FIRMINO DA SILVA<text:s text:c="57"/></text:p>
          </table:table-cell>
          <table:table-cell office:value-type="string">
            <text:p>ASSESSOR ADMINISTRATIVO<text:s text:c="17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91-9</text:p>
          </table:table-cell>
          <table:table-cell office:value-type="string">
            <text:p>RAFAEL MADEIRO TAVARES<text:s text:c="58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19-0</text:p>
          </table:table-cell>
          <table:table-cell office:value-type="string">
            <text:p>RAMON FORMIGA DE OLIVEIRA CARVALHO<text:s text:c="46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786-8</text:p>
          </table:table-cell>
          <table:table-cell office:value-type="string">
            <text:p>RANULFO PAES ARAUJO<text:s text:c="61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28-1</text:p>
          </table:table-cell>
          <table:table-cell office:value-type="string">
            <text:p>RAPHAELA FERNANDA PEREIRA DA SILVA<text:s text:c="46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978-0</text:p>
          </table:table-cell>
          <table:table-cell office:value-type="string">
            <text:p>RAQUEL REZENDE GOMES LEAL<text:s text:c="55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03-2</text:p>
          </table:table-cell>
          <table:table-cell office:value-type="string">
            <text:p>RARIELLE PEREIRA CALDEIRA<text:s text:c="55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65-3</text:p>
          </table:table-cell>
          <table:table-cell office:value-type="string">
            <text:p>RAYSSA COSTA BITTENCORT<text:s text:c="57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06-7</text:p>
          </table:table-cell>
          <table:table-cell office:value-type="string">
            <text:p>RENATA CHAGAS CAVALCANTI<text:s text:c="56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142-8</text:p>
          </table:table-cell>
          <table:table-cell office:value-type="string">
            <text:p>RENATA DE NEGREIROS GUERRA<text:s text:c="54"/></text:p>
          </table:table-cell>
          <table:table-cell office:value-type="string">
            <text:p>PSICOLOGO<text:s text:c="3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61.73">
            <text:p>461,73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09-9</text:p>
          </table:table-cell>
          <table:table-cell office:value-type="string">
            <text:p>RENATA ESTER RIBEIRO LOSSIO<text:s text:c="53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330.66">
            <text:p>1330,6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155-0</text:p>
          </table:table-cell>
          <table:table-cell office:value-type="string">
            <text:p>RENATA OLIVEIRA TEIXEIRA CAVALCANTE<text:s text:c="45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068-0</text:p>
          </table:table-cell>
          <table:table-cell office:value-type="string">
            <text:p>RENATA PINTO DE BARROS<text:s text:c="58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88-3</text:p>
          </table:table-cell>
          <table:table-cell office:value-type="string">
            <text:p>RENATA SOUTO ALDEMAN DE OLIVEIRA<text:s text:c="48"/></text:p>
          </table:table-cell>
          <table:table-cell office:value-type="string">
            <text:p>ASSESSOR TECNICO<text:s text:c="24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66-4</text:p>
          </table:table-cell>
          <table:table-cell office:value-type="string">
            <text:p>RENATO GONCALVES MOURA<text:s text:c="58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0.57">
            <text:p>70,57</text:p>
          </table:table-cell>
          <table:table-cell office:value-type="float" office:value="0.00">
            <text:p>0</text:p>
          </table:table-cell>
          <table:table-cell office:value-type="float" office:value="432.91">
            <text:p>432,9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83-1</text:p>
          </table:table-cell>
          <table:table-cell office:value-type="string">
            <text:p>RICARDO DE SOUZA LIBORIO<text:s text:c="56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20.22">
            <text:p>1520,22</text:p>
          </table:table-cell>
          <table:table-cell office:value-type="float" office:value="0.00">
            <text:p>0</text:p>
          </table:table-cell>
          <table:table-cell office:value-type="float" office:value="3284.70">
            <text:p>328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07-2</text:p>
          </table:table-cell>
          <table:table-cell office:value-type="string">
            <text:p>RIKLEBSON LUIZ GOMES DE LUCENA<text:s text:c="50"/></text:p>
          </table:table-cell>
          <table:table-cell office:value-type="string">
            <text:p>ASSESSOR AS3<text:s text:c="28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73-9</text:p>
          </table:table-cell>
          <table:table-cell office:value-type="string">
            <text:p>RITA DE CASSIA DE AGUIRRE S SILVA<text:s text:c="47"/></text:p>
          </table:table-cell>
          <table:table-cell office:value-type="string">
            <text:p>PROMOTOR DE 2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55443-0</text:p>
          </table:table-cell>
          <table:table-cell office:value-type="string">
            <text:p>RIVALDO CORREIA DE AMORIM<text:s text:c="55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254-3</text:p>
          </table:table-cell>
          <table:table-cell office:value-type="string">
            <text:p>ROBERTO FERRO CARDOSO<text:s text:c="59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426-5</text:p>
          </table:table-cell>
          <table:table-cell office:value-type="string">
            <text:p>ROBERTO FILIPE DE ALMEIDA COIMBRA<text:s text:c="47"/></text:p>
          </table:table-cell>
          <table:table-cell office:value-type="string">
            <text:p>ANALISTA DO MP - DESENV. DE SISTEMAS<text:s text:c="4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821.88">
            <text:p>821,88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70558-6</text:p>
          </table:table-cell>
          <table:table-cell office:value-type="string">
            <text:p>ROBERTO SALOMAO DO NASCIMENTO<text:s text:c="51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55853-2</text:p>
          </table:table-cell>
          <table:table-cell office:value-type="string">
            <text:p>ROBSON ALCANTARA FALCAO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75-7</text:p>
          </table:table-cell>
          <table:table-cell office:value-type="string">
            <text:p>ROBSON NAZARO DA CONCEICAO<text:s text:c="54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06-8</text:p>
          </table:table-cell>
          <table:table-cell office:value-type="string">
            <text:p>RODRIGO FERREIRA LAVOR RODRIGUES DA CRUZ<text:s text:c="40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72-2</text:p>
          </table:table-cell>
          <table:table-cell office:value-type="string">
            <text:p>RODRIGO JOSE TENORIO MOURA PACHECO<text:s text:c="46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299-1</text:p>
          </table:table-cell>
          <table:table-cell office:value-type="string">
            <text:p>RODRIGO SOARES DA SILVA<text:s text:c="57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223-8</text:p>
          </table:table-cell>
          <table:table-cell office:value-type="string">
            <text:p>RODRIGO TORRES KUMMER<text:s text:c="59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304-8</text:p>
          </table:table-cell>
          <table:table-cell office:value-type="string">
            <text:p>ROGERIO DUARTE BOMFIM<text:s text:c="59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200-0</text:p>
          </table:table-cell>
          <table:table-cell office:value-type="string">
            <text:p>ROGERIO PARANHOS GONCALVES<text:s text:c="54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68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684,46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01-7</text:p>
          </table:table-cell>
          <table:table-cell office:value-type="string">
            <text:p>ROMULO DE SOUTO CRASTO LEITE<text:s text:c="52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183-5</text:p>
          </table:table-cell>
          <table:table-cell office:value-type="string">
            <text:p>RONALDO AURELIANO DO NASCIMENTO FILHO<text:s text:c="43"/></text:p>
          </table:table-cell>
          <table:table-cell office:value-type="string">
            <text:p>OFICIAL DE TRANSPORTE<text:s text:c="19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19310-0</text:p>
          </table:table-cell>
          <table:table-cell office:value-type="string">
            <text:p>ROSALVO FORTES FONTAN JUNIOR<text:s text:c="52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710-8</text:p>
          </table:table-cell>
          <table:table-cell office:value-type="string">
            <text:p>ROSANA CAVALCANTE LUCENA<text:s text:c="56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88.37">
            <text:p>588,3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319-1</text:p>
          </table:table-cell>
          <table:table-cell office:value-type="string">
            <text:p>ROSEANE DOS SANTOS FERREIRA<text:s text:c="53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10-5</text:p>
          </table:table-cell>
          <table:table-cell office:value-type="string">
            <text:p>ROSEMBERG MACENA DE ALMEIDA<text:s text:c="53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70-6</text:p>
          </table:table-cell>
          <table:table-cell office:value-type="string">
            <text:p>RUAN RONIVO DOS SANTOS SILVA<text:s text:c="52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68-4</text:p>
          </table:table-cell>
          <table:table-cell office:value-type="string">
            <text:p>RUAN SILVESTRE COSMO DA SILVA<text:s text:c="51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22-4</text:p>
          </table:table-cell>
          <table:table-cell office:value-type="string">
            <text:p>SALETE ADORNO FERREIRA<text:s text:c="58"/></text:p>
          </table:table-cell>
          <table:table-cell office:value-type="string">
            <text:p>PROMOTOR DE 2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92-7</text:p>
          </table:table-cell>
          <table:table-cell office:value-type="string">
            <text:p>SAMIA CAROLINE MIRANDA FIGUEIREDO<text:s text:c="47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12-1</text:p>
          </table:table-cell>
          <table:table-cell office:value-type="string">
            <text:p>SANDE MILLA SOUZA DA CRUZ<text:s text:c="55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14-8</text:p>
          </table:table-cell>
          <table:table-cell office:value-type="string">
            <text:p>SANDOVAL ROCHA COSTA NETO<text:s text:c="55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2613-9</text:p>
          </table:table-cell>
          <table:table-cell office:value-type="string">
            <text:p>SANDRA MALTA PRATA LIMA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35-8</text:p>
          </table:table-cell>
          <table:table-cell office:value-type="string">
            <text:p>SANDRA RODRIGUES DA COSTA<text:s text:c="55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69-9</text:p>
          </table:table-cell>
          <table:table-cell office:value-type="string">
            <text:p>SANDRO ALISSON NERIS DOS SANTOS<text:s text:c="49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736-1</text:p>
          </table:table-cell>
          <table:table-cell office:value-type="string">
            <text:p>SANDRO BARRETO NUNES MENEZES<text:s text:c="52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15-6</text:p>
          </table:table-cell>
          <table:table-cell office:value-type="string">
            <text:p>SARAH COSTA E SILVA<text:s text:c="61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65-0</text:p>
          </table:table-cell>
          <table:table-cell office:value-type="string">
            <text:p>SARAH LOPES CORDEIRO<text:s text:c="60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25-7</text:p>
          </table:table-cell>
          <table:table-cell office:value-type="string">
            <text:p>SAULO EMMANUEL DA SILVA TOLEDO<text:s text:c="50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079-1</text:p>
          </table:table-cell>
          <table:table-cell office:value-type="string">
            <text:p>SAULO VENTURA DE HOLANDA<text:s text:c="56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30547-2</text:p>
          </table:table-cell>
          <table:table-cell office:value-type="string">
            <text:p>SERGIO AMARAL SCALA<text:s text:c="61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73.11">
            <text:p>1773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2612-0</text:p>
          </table:table-cell>
          <table:table-cell office:value-type="string">
            <text:p>SERGIO EDUARDO SIMOES<text:s text:c="59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82-3</text:p>
          </table:table-cell>
          <table:table-cell office:value-type="string">
            <text:p>SERGIO RICARDO VIEIRA LEITE<text:s text:c="53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00.24">
            <text:p>1600,2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20276-2</text:p>
          </table:table-cell>
          <table:table-cell office:value-type="string">
            <text:p>SERGIO ROCHA CAVALCANTI JUCA<text:s text:c="52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319.34">
            <text:p>5319,34</text:p>
          </table:table-cell>
          <table:table-cell table:number-columns-repeated="16366"/>
        </table:table-row>
        <table:table-row table:style-name="ro2">
          <table:table-cell office:value-type="string">
            <text:p>8255622-9</text:p>
          </table:table-cell>
          <table:table-cell office:value-type="string">
            <text:p>SHANYA MARIA DE ESPINDOLA DANTAS PINTO<text:s text:c="42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20.22">
            <text:p>1520,22</text:p>
          </table:table-cell>
          <table:table-cell office:value-type="float" office:value="0.00">
            <text:p>0</text:p>
          </table:table-cell>
          <table:table-cell office:value-type="float" office:value="1600.24">
            <text:p>1600,2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009-0</text:p>
          </table:table-cell>
          <table:table-cell office:value-type="string">
            <text:p>SHEYLA CAMPOS DE OLIVEIRA MACIEL<text:s text:c="48"/></text:p>
          </table:table-cell>
          <table:table-cell office:value-type="string">
            <text:p>CHEFE DE GABINETE<text:s text:c="23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88-5</text:p>
          </table:table-cell>
          <table:table-cell office:value-type="string">
            <text:p>SHIRLEY VIANA RAMOS<text:s text:c="61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70559-4</text:p>
          </table:table-cell>
          <table:table-cell office:value-type="string">
            <text:p>SIDRACK JOSE DO NASCIMENTO<text:s text:c="54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68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68.92">
            <text:p>3368,92</text:p>
          </table:table-cell>
          <table:table-cell table:number-columns-repeated="16366"/>
        </table:table-row>
        <table:table-row table:style-name="ro2">
          <table:table-cell office:value-type="string">
            <text:p>55105-8</text:p>
          </table:table-cell>
          <table:table-cell office:value-type="string">
            <text:p>SILVANA DE ALMEIDA ABREU<text:s text:c="56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47-8</text:p>
          </table:table-cell>
          <table:table-cell office:value-type="string">
            <text:p>SILVANIO DE OMENA SILVA<text:s text:c="57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34-8</text:p>
          </table:table-cell>
          <table:table-cell office:value-type="string">
            <text:p>SILVIO AZEVEDO SAMPAIO<text:s text:c="58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684,4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3680-3</text:p>
          </table:table-cell>
          <table:table-cell office:value-type="string">
            <text:p>SILVIO MENEZES TAVARES<text:s text:c="58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69-0</text:p>
          </table:table-cell>
          <table:table-cell office:value-type="string">
            <text:p>SITAEL JONES LEMOS<text:s text:c="62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46">
            <text:p>1684,46</text:p>
          </table:table-cell>
          <table:table-cell office:value-type="float" office:value="1684.45">
            <text:p>1684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25082-1</text:p>
          </table:table-cell>
          <table:table-cell office:value-type="string">
            <text:p>SONIA SILVA BRITO LIMA<text:s text:c="58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30-0</text:p>
          </table:table-cell>
          <table:table-cell office:value-type="string">
            <text:p>STANLEY FELICIANO BATISTA<text:s text:c="55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72-0</text:p>
          </table:table-cell>
          <table:table-cell office:value-type="string">
            <text:p>STELA VALERIA SOARES DE FARIAS CAVALCANTI<text:s text:c="39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526.69">
            <text:p>2526,69</text:p>
          </table:table-cell>
          <table:table-cell office:value-type="float" office:value="4042.70">
            <text:p>4042,7</text:p>
          </table:table-cell>
          <table:table-cell table:number-columns-repeated="16366"/>
        </table:table-row>
        <table:table-row table:style-name="ro2">
          <table:table-cell office:value-type="string">
            <text:p>8255431-5</text:p>
          </table:table-cell>
          <table:table-cell office:value-type="string">
            <text:p>SUELEN STHEFANE TENORIO DE ALMEIDA<text:s text:c="46"/></text:p>
          </table:table-cell>
          <table:table-cell office:value-type="string">
            <text:p>CHEFE DE GABINETE<text:s text:c="23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202-6</text:p>
          </table:table-cell>
          <table:table-cell office:value-type="string">
            <text:p>TACITO YURI DE MELO BARROS<text:s text:c="54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00.24">
            <text:p>1600,2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36-0</text:p>
          </table:table-cell>
          <table:table-cell office:value-type="string">
            <text:p>TAINARA AMORIM DOS SANTOS<text:s text:c="55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987-9</text:p>
          </table:table-cell>
          <table:table-cell office:value-type="string">
            <text:p>TAISA OLIVEIRA ABREU DE MESSIAS<text:s text:c="49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45-5</text:p>
          </table:table-cell>
          <table:table-cell office:value-type="string">
            <text:p>TALICE ARAUJO BANDEIRA<text:s text:c="58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72-9</text:p>
          </table:table-cell>
          <table:table-cell office:value-type="string">
            <text:p>TALYTA PATRICIA DOS SANTOS CAVALCANTE<text:s text:c="43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98-4</text:p>
          </table:table-cell>
          <table:table-cell office:value-type="string">
            <text:p>TANIA CRISTINA GIACOMOSI CERQUEIRA NASCIMENTO<text:s text:c="35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104-9</text:p>
          </table:table-cell>
          <table:table-cell office:value-type="string">
            <text:p>TANIA MARIA GOMES<text:s text:c="63"/></text:p>
          </table:table-cell>
          <table:table-cell office:value-type="string">
            <text:p>ASSESSOR ADMINISTRATIVO<text:s text:c="17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069-9</text:p>
          </table:table-cell>
          <table:table-cell office:value-type="string">
            <text:p>TATIANA ALBUQUERQUE DE ARAUJO<text:s text:c="51"/></text:p>
          </table:table-cell>
          <table:table-cell office:value-type="string">
            <text:p>CHEFE DE GABINETE<text:s text:c="23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22-2</text:p>
          </table:table-cell>
          <table:table-cell office:value-type="string">
            <text:p>TATIANA RIBEIRO DO AMOR DIVINO<text:s text:c="50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237-3</text:p>
          </table:table-cell>
          <table:table-cell office:value-type="string">
            <text:p>TEOGENES CARDOSO TENORIO LISBOA<text:s text:c="49"/></text:p>
          </table:table-cell>
          <table:table-cell office:value-type="string">
            <text:p>ASSESSOR OPERACIONAL DA DIR DE APOIO ADM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2.09">
            <text:p>172,09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56-0</text:p>
          </table:table-cell>
          <table:table-cell office:value-type="string">
            <text:p>THAIS CAVALCANTE LOBO<text:s text:c="59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660-8</text:p>
          </table:table-cell>
          <table:table-cell office:value-type="string">
            <text:p>THAIS GABRIELLA FERREIRA TEODOSIO<text:s text:c="47"/></text:p>
          </table:table-cell>
          <table:table-cell office:value-type="string">
            <text:p>CHEFE DE GABINETE<text:s text:c="23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788-4</text:p>
          </table:table-cell>
          <table:table-cell office:value-type="string">
            <text:p>THAIS MARIA PACIFICO BEZERRA<text:s text:c="52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065-6</text:p>
          </table:table-cell>
          <table:table-cell office:value-type="string">
            <text:p>THAISA ELLANE DE JESUS CAVALCANTE LAMENHA<text:s text:c="39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37-7</text:p>
          </table:table-cell>
          <table:table-cell office:value-type="string">
            <text:p>THAISE OLIVEIRA DE AMORIM<text:s text:c="55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93-5</text:p>
          </table:table-cell>
          <table:table-cell office:value-type="string">
            <text:p>THAYS MAURICIO DE MIRANDA<text:s text:c="55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082-6</text:p>
          </table:table-cell>
          <table:table-cell office:value-type="string">
            <text:p>THAYSA ALESSANDRA BERNARDO DE LIMA<text:s text:c="46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180-6</text:p>
          </table:table-cell>
          <table:table-cell office:value-type="string">
            <text:p>THIAGO ALVES DA SILVA<text:s text:c="59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3.36">
            <text:p>353,36</text:p>
          </table:table-cell>
          <table:table-cell office:value-type="float" office:value="300.58">
            <text:p>300,58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19-2</text:p>
          </table:table-cell>
          <table:table-cell office:value-type="string">
            <text:p>THIAGO ARAUJO DOS SANTOS<text:s text:c="56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061-3</text:p>
          </table:table-cell>
          <table:table-cell office:value-type="string">
            <text:p>THIAGO CHACON DELGADO<text:s text:c="59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84.56">
            <text:p>1684,5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600.24">
            <text:p>1600,24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57-9</text:p>
          </table:table-cell>
          <table:table-cell office:value-type="string">
            <text:p>THIAGO DA SILVA ALMEIDA<text:s text:c="57"/></text:p>
          </table:table-cell>
          <table:table-cell office:value-type="string">
            <text:p>ASSESSOR DE GABINETE<text:s text:c="20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63-0</text:p>
          </table:table-cell>
          <table:table-cell office:value-type="string">
            <text:p>THIAGO DO NASCIMENTO RODRIGUES<text:s text:c="50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755-8</text:p>
          </table:table-cell>
          <table:table-cell office:value-type="string">
            <text:p>THIAGO FARIAS DE ANDRADE ASSIS<text:s text:c="50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020-6</text:p>
          </table:table-cell>
          <table:table-cell office:value-type="string">
            <text:p>THIAGO HENRIQUE AUSTREGESILO DE ATHAYDE CHADA<text:s text:c="35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93.32">
            <text:p>193,32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172-3</text:p>
          </table:table-cell>
          <table:table-cell office:value-type="string">
            <text:p>THIAGO HENRIQUE FERREIRA<text:s text:c="56"/></text:p>
          </table:table-cell>
          <table:table-cell office:value-type="string">
            <text:p>ASSESSOR TECNICO<text:s text:c="24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2.23">
            <text:p>172,23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717-5</text:p>
          </table:table-cell>
          <table:table-cell office:value-type="string">
            <text:p>THIAGO PACHECO ANDRADE PEREIRA<text:s text:c="50"/></text:p>
          </table:table-cell>
          <table:table-cell office:value-type="string">
            <text:p>ANALISTA DO MP - ADM. DE BANCO DE DADOS 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81-5</text:p>
          </table:table-cell>
          <table:table-cell office:value-type="string">
            <text:p>THIAGO RIFF NARCISO<text:s text:c="61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84.70">
            <text:p>3284,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86-9</text:p>
          </table:table-cell>
          <table:table-cell office:value-type="string">
            <text:p>THIAGO VINICIUS LIMA CUNHA<text:s text:c="54"/></text:p>
          </table:table-cell>
          <table:table-cell office:value-type="string">
            <text:p>ANALISTA DO MP - ADMINISTRACAO DE REDES 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005-2</text:p>
          </table:table-cell>
          <table:table-cell office:value-type="string">
            <text:p>THOMAZ AUGUSTO LUCENA FIREMAN<text:s text:c="51"/></text:p>
          </table:table-cell>
          <table:table-cell office:value-type="string">
            <text:p>TECNICO DO MINISTERIO PUBLICO<text:s text:c="11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0.63">
            <text:p>340,63</text:p>
          </table:table-cell>
          <table:table-cell office:value-type="float" office:value="170.32">
            <text:p>170,32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857-0</text:p>
          </table:table-cell>
          <table:table-cell office:value-type="string">
            <text:p>TIAGO MELO TEIXEIRA<text:s text:c="61"/></text:p>
          </table:table-cell>
          <table:table-cell office:value-type="string">
            <text:p>CHEFE DE GABINETE<text:s text:c="23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04-8</text:p>
          </table:table-cell>
          <table:table-cell office:value-type="string">
            <text:p>TIBERIO ALMEIDA LEITE<text:s text:c="59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2.66">
            <text:p>332,6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58614-5</text:p>
          </table:table-cell>
          <table:table-cell office:value-type="string">
            <text:p>UBIRAJARA RAMOS DOS SANTOS<text:s text:c="54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358.24">
            <text:p>2358,24</text:p>
          </table:table-cell>
          <table:table-cell office:value-type="float" office:value="1828.53">
            <text:p>1828,53</text:p>
          </table:table-cell>
          <table:table-cell office:value-type="float" office:value="2526.69">
            <text:p>2526,69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21-0</text:p>
          </table:table-cell>
          <table:table-cell office:value-type="string">
            <text:p>VALMIR VALDEVINO DE OLIVEIRA<text:s text:c="52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38208-6</text:p>
          </table:table-cell>
          <table:table-cell office:value-type="string">
            <text:p>VALTER JOSE DE OMENA ACIOLY<text:s text:c="53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482.36">
            <text:p>2482,3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983-6</text:p>
          </table:table-cell>
          <table:table-cell office:value-type="string">
            <text:p>VANESSA CRISTINA DE MORAES SANTOS<text:s text:c="47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639-0</text:p>
          </table:table-cell>
          <table:table-cell office:value-type="string">
            <text:p>VANIA LUCIA FALCAO FEITOSA<text:s text:c="54"/></text:p>
          </table:table-cell>
          <table:table-cell office:value-type="string">
            <text:p>ASSESSOR DE PROCURADOR DE JUSTIÇA<text:s text:c="7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139-9</text:p>
          </table:table-cell>
          <table:table-cell office:value-type="string">
            <text:p>VANIA MARIA CAVALCANTI LIMA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9090-2</text:p>
          </table:table-cell>
          <table:table-cell office:value-type="string">
            <text:p>VERA LUCIA VIEIRA CRISPIM<text:s text:c="55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25188-7</text:p>
          </table:table-cell>
          <table:table-cell office:value-type="string">
            <text:p>VERA MALTA NOLASCO MOURA<text:s text:c="56"/></text:p>
          </table:table-cell>
          <table:table-cell office:value-type="string">
            <text:p>PROCURADOR DE JUSTICA<text:s text:c="19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94-3</text:p>
          </table:table-cell>
          <table:table-cell office:value-type="string">
            <text:p>VERLANY KELLYWILISON DA SILVA SANTOS<text:s text:c="44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27650-2</text:p>
          </table:table-cell>
          <table:table-cell office:value-type="string">
            <text:p>VICENTE FELIX CORREIA<text:s text:c="59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73.11">
            <text:p>1773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319.34">
            <text:p>5319,34</text:p>
          </table:table-cell>
          <table:table-cell table:number-columns-repeated="16366"/>
        </table:table-row>
        <table:table-row table:style-name="ro2">
          <table:table-cell office:value-type="string">
            <text:p>69107-0</text:p>
          </table:table-cell>
          <table:table-cell office:value-type="string">
            <text:p>VICENTE JOSE CAVALCANTE PORCIUNCULA<text:s text:c="45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695.13">
            <text:p>2695,13</text:p>
          </table:table-cell>
          <table:table-cell office:value-type="float" office:value="0.00">
            <text:p>0</text:p>
          </table:table-cell>
          <table:table-cell office:value-type="float" office:value="4042.70">
            <text:p>4042,7</text:p>
          </table:table-cell>
          <table:table-cell table:number-columns-repeated="16366"/>
        </table:table-row>
        <table:table-row table:style-name="ro2">
          <table:table-cell office:value-type="string">
            <text:p>69096-1</text:p>
          </table:table-cell>
          <table:table-cell office:value-type="string">
            <text:p>VICENTINA VASCO DOS SANTOS<text:s text:c="54"/></text:p>
          </table:table-cell>
          <table:table-cell office:value-type="string">
            <text:p>PROMOTOR DE 3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1-6</text:p>
          </table:table-cell>
          <table:table-cell office:value-type="string">
            <text:p>VICTOR HUGO LESSA PIERRE<text:s text:c="56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803.29">
            <text:p>803,29</text:p>
          </table:table-cell>
          <table:table-cell office:value-type="float" office:value="401.65">
            <text:p>401,65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389-7</text:p>
          </table:table-cell>
          <table:table-cell office:value-type="string">
            <text:p>VICTOR MARINHO DE MELO MAGALHAES<text:s text:c="48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821.87">
            <text:p>821,87</text:p>
          </table:table-cell>
          <table:table-cell office:value-type="float" office:value="821.88">
            <text:p>821,88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225-8</text:p>
          </table:table-cell>
          <table:table-cell office:value-type="string">
            <text:p>VILANI DOS SANTOS COSTA<text:s text:c="57"/></text:p>
          </table:table-cell>
          <table:table-cell office:value-type="string">
            <text:p>ASSESSOR TECNICO<text:s text:c="24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056-7</text:p>
          </table:table-cell>
          <table:table-cell office:value-type="string">
            <text:p>VINICIUS FERREIRA CALHEIROS ALVES<text:s text:c="47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17-6</text:p>
          </table:table-cell>
          <table:table-cell office:value-type="string">
            <text:p>VITOR GOMES DA SILVA<text:s text:c="60"/></text:p>
          </table:table-cell>
          <table:table-cell office:value-type="string">
            <text:p>FUNCAO GRATIFICADA<text:s text:c="22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006-0</text:p>
          </table:table-cell>
          <table:table-cell office:value-type="string">
            <text:p>VITOR LUIZ PEREIRA RIBEIRO<text:s text:c="54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76.63">
            <text:p>676,63</text:p>
          </table:table-cell>
          <table:table-cell office:value-type="float" office:value="338.31">
            <text:p>338,31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68-9</text:p>
          </table:table-cell>
          <table:table-cell office:value-type="string">
            <text:p>VIVIANE KARLA DA SILVA FARIAS<text:s text:c="51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91.19">
            <text:p>3191,1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803.45">
            <text:p>1803,45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518-4</text:p>
          </table:table-cell>
          <table:table-cell office:value-type="string">
            <text:p>VIVIANE NASCIMENTO DA SILVA<text:s text:c="53"/></text:p>
          </table:table-cell>
          <table:table-cell office:value-type="string">
            <text:p>ASSESSORIA MILITAR<text:s text:c="22"/></text:p>
          </table:table-cell>
          <table:table-cell office:value-type="string">
            <text:p>ASSESSORIA MILITAR<text:s text:c="2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60840-8</text:p>
          </table:table-cell>
          <table:table-cell office:value-type="string">
            <text:p>VIVIANE SANDES DE ALBUQUERQUE WANDERLEY<text:s text:c="41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68.91">
            <text:p>3368,9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68.92">
            <text:p>3368,9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986-0</text:p>
          </table:table-cell>
          <table:table-cell office:value-type="string">
            <text:p>WAGNER BARROS<text:s text:c="67"/></text:p>
          </table:table-cell>
          <table:table-cell office:value-type="string">
            <text:p>ANALISTA DO MP - AREA JURIDICA<text:s text:c="10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55106-6</text:p>
          </table:table-cell>
          <table:table-cell office:value-type="string">
            <text:p>WAIRA FREITAS DE CARVALHO<text:s text:c="55"/></text:p>
          </table:table-cell>
          <table:table-cell office:value-type="string">
            <text:p>PROMOTOR DE 2ª<text:s text:c="26"/></text:p>
          </table:table-cell>
          <table:table-cell office:value-type="string">
            <text:p>INATIVOS<text:s text:c="32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13611-5</text:p>
          </table:table-cell>
          <table:table-cell office:value-type="string">
            <text:p>WALBER JOSE VALENTE DE LIMA<text:s text:c="53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73.11">
            <text:p>1773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616-4</text:p>
          </table:table-cell>
          <table:table-cell office:value-type="string">
            <text:p>WALLYSSON MARTINS FERREIRA DA SILVA<text:s text:c="45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61-7</text:p>
          </table:table-cell>
          <table:table-cell office:value-type="string">
            <text:p>WANESSA PATRICIA DANTAS FERREIRA<text:s text:c="48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140-7</text:p>
          </table:table-cell>
          <table:table-cell office:value-type="string">
            <text:p>WARLLEY KALEU DA SILVA<text:s text:c="58"/></text:p>
          </table:table-cell>
          <table:table-cell office:value-type="string">
            <text:p>ANALISTA DO MP - AREA DE GESTAO PUBLICA 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16.13">
            <text:p>616,13</text:p>
          </table:table-cell>
          <table:table-cell office:value-type="float" office:value="308.06">
            <text:p>308,06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024-9</text:p>
          </table:table-cell>
          <table:table-cell office:value-type="string">
            <text:p>WESLEY DE OLIVEIRA CAVALCANTE<text:s text:c="51"/></text:p>
          </table:table-cell>
          <table:table-cell office:value-type="string">
            <text:p>ANALISTA DO MP - DESENV. DE SISTEMAS<text:s text:c="4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969.10">
            <text:p>969,1</text:p>
          </table:table-cell>
          <table:table-cell office:value-type="float" office:value="653.10">
            <text:p>653,1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6062-1</text:p>
          </table:table-cell>
          <table:table-cell office:value-type="string">
            <text:p>WESLEY FERNANDES OLIVEIRA<text:s text:c="55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159-6</text:p>
          </table:table-cell>
          <table:table-cell office:value-type="string">
            <text:p>WILKER JOSE LEAO PESSOA<text:s text:c="57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879.56">
            <text:p>1879,5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477-0</text:p>
          </table:table-cell>
          <table:table-cell office:value-type="string">
            <text:p>WILLAMS FERREIRA DE OLIVEIRA<text:s text:c="52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FUNCIONARIOS ATIVOS<text:s text:c="21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463-3</text:p>
          </table:table-cell>
          <table:table-cell office:value-type="string">
            <text:p>WILLIAM BRUNO CAMILO FALCAO GALDINO<text:s text:c="45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016-6</text:p>
          </table:table-cell>
          <table:table-cell office:value-type="string">
            <text:p>WILMA DOS SANTOS CAVALCANTE<text:s text:c="53"/></text:p>
          </table:table-cell>
          <table:table-cell office:value-type="string">
            <text:p>.<text:s text:c="39"/></text:p>
          </table:table-cell>
          <table:table-cell office:value-type="string">
            <text:p>CEDIDOS<text:s text:c="3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76583-0</text:p>
          </table:table-cell>
          <table:table-cell office:value-type="string">
            <text:p>WLADIMIR BESSA DA CRUZ<text:s text:c="58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28-9</text:p>
          </table:table-cell>
          <table:table-cell office:value-type="string">
            <text:p>YAGO VASCONCELOS SANTOS DE CARVALHO<text:s text:c="45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3.00">
            <text:p>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321-1</text:p>
          </table:table-cell>
          <table:table-cell office:value-type="string">
            <text:p>YNGRID DAYANE DE MELLO LOURENCO<text:s text:c="49"/></text:p>
          </table:table-cell>
          <table:table-cell office:value-type="string">
            <text:p>ESTAGIARIO<text:s text:c="30"/></text:p>
          </table:table-cell>
          <table:table-cell office:value-type="string">
            <text:p>ESTAGIARIOS<text:s text:c="2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63.72">
            <text:p>1463,7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>
            <text:p>8255122-7</text:p>
          </table:table-cell>
          <table:table-cell office:value-type="string">
            <text:p>ZEZITO JOSE DOS SANTOS<text:s text:c="58"/></text:p>
          </table:table-cell>
          <table:table-cell office:value-type="string">
            <text:p>ASSESSOR DE LOGISTICA E TRANSPORTE<text:s text:c="6"/></text:p>
          </table:table-cell>
          <table:table-cell office:value-type="string">
            <text:p>CARGO EM COMISSAO<text:s text:c="23"/>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Total</text:p>
          </table:table-cell>
          <table:table-cell table:style-name="ce4"/>
          <table:table-cell table:style-name="ce4"/>
          <table:table-cell table:style-name="ce4"/>
          <table:table-cell office:value-type="float" office:value="342613.99" table:style-name="ce4">
            <text:p>342613,99</text:p>
          </table:table-cell>
          <table:table-cell office:value-type="float" office:value="0.00" table:style-name="ce4">
            <text:p>0</text:p>
          </table:table-cell>
          <table:table-cell office:value-type="float" office:value="11027.87" table:style-name="ce4">
            <text:p>11027,87</text:p>
          </table:table-cell>
          <table:table-cell office:value-type="float" office:value="0.00" table:style-name="ce4">
            <text:p>0</text:p>
          </table:table-cell>
          <table:table-cell office:value-type="float" office:value="22155.95" table:style-name="ce4">
            <text:p>22155,95</text:p>
          </table:table-cell>
          <table:table-cell office:value-type="float" office:value="1601.92" table:style-name="ce4">
            <text:p>1601,92</text:p>
          </table:table-cell>
          <table:table-cell office:value-type="float" office:value="57059.01" table:style-name="ce4">
            <text:p>57059,01</text:p>
          </table:table-cell>
          <table:table-cell office:value-type="float" office:value="24199.21" table:style-name="ce4">
            <text:p>24199,21</text:p>
          </table:table-cell>
          <table:table-cell office:value-type="float" office:value="87090.58" table:style-name="ce4">
            <text:p>87090,58</text:p>
          </table:table-cell>
          <table:table-cell office:value-type="float" office:value="0.00" table:style-name="ce4">
            <text:p>0</text:p>
          </table:table-cell>
          <table:table-cell office:value-type="float" office:value="58300.07" table:style-name="ce4">
            <text:p>58300,07</text:p>
          </table:table-cell>
          <table:table-cell office:value-type="float" office:value="43284.43" table:style-name="ce4">
            <text:p>43284,43</text:p>
          </table:table-cell>
          <table:table-cell office:value-type="float" office:value="91128.32" table:style-name="ce4">
            <text:p>91128,32</text:p>
          </table:table-cell>
          <table:table-cell office:value-type="float" office:value="105092.46" table:style-name="ce4">
            <text:p>105092,46</text:p>
          </table:table-cell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2">
          <table:table-cell office:value-type="string">
            <text:p>(a) - Auxílio-alimentação, Auxílio-transporte, Auxílio-Moradia, Ajuda de Custo e outras dessa natureza, exceto diárias, que serão divulgadas no Portal da Transparência.</text:p>
          </table:table-cell>
          <table:table-cell table:number-columns-repeated="16383"/>
        </table:table-row>
        <table:table-row table:style-name="ro2">
          <table:table-cell office:value-type="string">
            <text:p>(b) - Valores pagos a título de Adicional de Insalubridade ou de Periculosidade, Adicional Noturno, Serviço Extraordinário, Substituição de Função, Cumulações.</text:p>
          </table:table-cell>
          <table:table-cell table:number-columns-repeated="16383"/>
        </table:table-row>
        <table:table-row table:style-name="ro2">
          <table:table-cell office:value-type="string">
            <text:p>FUNDAMENTO LEGAL: Resolução CNMP nº 89/2012, art. 7º, inciso VII.</text:p>
          </table:table-cell>
          <table:table-cell table:number-columns-repeated="16383"/>
        </table:table-row>
        <table:table-row table:number-rows-repeated="1047829" table:style-name="ro2">
          <table:table-cell table:number-columns-repeated="16384"/>
        </table:table-row>
        <table:named-expressions>
          <table:named-range table:name="_xlnm._FilterDatabase" table:cell-range-address="Plan1.$A$1:Plan1.$F$4" table:base-cell-address="Plan1.$A$1"/>
        </table:named-expressions>
      </table:table>
      <table:table table:name="Plan2" table:style-name="ta1">
        <table:table-column table:style-name="co5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Plan3" table:style-name="ta1">
        <table:table-column table:style-name="co5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Times New Roman1" svg:font-family="&quot;Times New Roman1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number:number-style style:name="N37P0">
      <number:number number:decimal-places="2" number:min-integer-digits="1" number:grouping="true"/>
      <number:text> </number:text>
    </number:number-style>
    <number:number-style style:name="N37P1">
      <number:text>(</number:text>
      <number:number number:decimal-places="2" number:min-integer-digits="1" number:grouping="true"/>
      <number:text>)</number:text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0" style:display-name="Normal 10" style:family="table-cell" style:data-style-name="N0">
      <style:table-cell-properties style:vertical-align="automatic" fo:background-color="transparent"/>
    </style:style>
    <style:style style:name="Normal_32_11" style:display-name="Normal 11" style:family="table-cell" style:data-style-name="N0">
      <style:table-cell-properties style:vertical-align="automatic" fo:background-color="transparent"/>
    </style:style>
    <style:style style:name="Normal_32_12" style:display-name="Normal 12" style:family="table-cell" style:data-style-name="N0">
      <style:table-cell-properties style:vertical-align="automatic" fo:background-color="transparent"/>
    </style:style>
    <style:style style:name="Normal_32_13" style:display-name="Normal 13" style:family="table-cell" style:data-style-name="N0">
      <style:table-cell-properties style:vertical-align="automatic" fo:background-color="transparent"/>
    </style:style>
    <style:style style:name="Normal_32_14" style:display-name="Normal 14" style:family="table-cell" style:data-style-name="N0">
      <style:table-cell-properties style:vertical-align="automatic" fo:background-color="transparent"/>
    </style:style>
    <style:style style:name="Normal_32_15" style:display-name="Normal 15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15_32_2" style:display-name="Normal 15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16" style:display-name="Normal 16" style:family="table-cell" style:data-style-name="N0">
      <style:table-cell-properties style:vertical-align="automatic" fo:background-color="transparent"/>
    </style:style>
    <style:style style:name="Normal_32_17" style:display-name="Normal 17" style:family="table-cell" style:data-style-name="N0">
      <style:table-cell-properties style:vertical-align="automatic" fo:background-color="transparent"/>
    </style:style>
    <style:style style:name="Normal_32_17_32_2" style:display-name="Normal 17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17_32_3" style:display-name="Normal 17 3" style:family="table-cell" style:data-style-name="N0">
      <style:table-cell-properties style:vertical-align="automatic" fo:background-color="transparent"/>
    </style:style>
    <style:style style:name="Normal_32_17_32_4" style:display-name="Normal 17 4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18" style:display-name="Normal 18" style:family="table-cell" style:data-style-name="N0">
      <style:table-cell-properties style:vertical-align="automatic" fo:background-color="transparent"/>
    </style:style>
    <style:style style:name="Normal_32_19" style:display-name="Normal 19" style:family="table-cell" style:data-style-name="N0">
      <style:table-cell-properties style:vertical-align="automatic" fo:background-color="transparen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2_32_2_32_3" style:display-name="Normal 2 2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style style:name="Normal_32_20" style:display-name="Normal 20" style:family="table-cell" style:data-style-name="N0">
      <style:table-cell-properties style:vertical-align="automatic" fo:background-color="transparent"/>
    </style:style>
    <style:style style:name="Normal_32_21" style:display-name="Normal 21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21_32_2" style:display-name="Normal 21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21_32_3" style:display-name="Normal 21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22" style:display-name="Normal 22" style:family="table-cell" style:data-style-name="N0">
      <style:table-cell-properties style:vertical-align="automatic" fo:background-color="transparent"/>
    </style:style>
    <style:style style:name="Normal_32_23" style:display-name="Normal 23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3_32_2_32_2" style:display-name="Normal 3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3_32_2_32_3" style:display-name="Normal 3 2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3_32_2_32_3_32_2" style:display-name="Normal 3 2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4" style:display-name="Normal 3 4" style:family="table-cell" style:data-style-name="N0">
      <style:table-cell-properties style:vertical-align="automatic" fo:background-color="transparent"/>
    </style:style>
    <style:style style:name="Normal_32_3_32_4_32_2" style:display-name="Normal 3 4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3_32_4_32_3" style:display-name="Normal 3 4 3" style:family="table-cell" style:data-style-name="N0">
      <style:table-cell-properties style:vertical-align="automatic" fo:background-color="transparent"/>
    </style:style>
    <style:style style:name="Normal_32_3_32_4_32_4" style:display-name="Normal 3 4 4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3_32_4_32_4_32_2" style:display-name="Normal 3 4 4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3_32_4_32_4_32_3" style:display-name="Normal 3 4 4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3_32_4_32_5" style:display-name="Normal 3 4 5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3_32_4_32_6" style:display-name="Normal 3 4 6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3_32_5" style:display-name="Normal 3 5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3_32_6" style:display-name="Normal 3 6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3_32_6_32_2" style:display-name="Normal 3 6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_32_3" style:display-name="Normal 4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_32_3_32_2" style:display-name="Normal 4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_32_3_32_3" style:display-name="Normal 4 3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_32_3_32_3_32_2" style:display-name="Normal 4 3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_32_3_32_3_32_3" style:display-name="Normal 4 3 3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_32_3_32_3_32_4" style:display-name="Normal 4 3 3 4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_32_3_32_3_32_4_32_2" style:display-name="Normal 4 3 3 4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_32_3_32_4" style:display-name="Normal 4 3 4" style:family="table-cell" style:data-style-name="N0">
      <style:table-cell-properties style:vertical-align="automatic" fo:background-color="transparent"/>
    </style:style>
    <style:style style:name="Normal_32_4_32_3_32_5" style:display-name="Normal 4 3 5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5_32_4" style:display-name="Normal 5 4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5_32_4_32_2" style:display-name="Normal 5 4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5_32_4_32_3" style:display-name="Normal 5 4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5_32_4_32_4" style:display-name="Normal 5 4 4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5_32_5" style:display-name="Normal 5 5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style:font-name="Times New Roman1" style:font-name-asian="Times New Roman1" style:font-name-complex="Times New Roman1" fo:font-size="10pt" style:font-size-asian="10pt" style:font-size-complex="10pt"/>
    </style:style>
    <style:style style:name="Normal_32_7_32_2" style:display-name="Normal 7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style:font-name="Times New Roman1" style:font-name-asian="Times New Roman1" style:font-name-complex="Times New Roman1" fo:font-size="10pt" style:font-size-asian="10pt" style:font-size-complex="10pt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eparador_32_de_32_milhares_32_2" style:display-name="Separador de milhares 2" style:family="table-cell" style:data-style-name="N37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jOpenDocument/1.3</meta:generator>
    <meta:initial-creator>MP</meta:initial-creator>
    <dc:creator>Filipe Coimbra</dc:creator>
    <meta:creation-date>2015-07-14T18:47:59Z</meta:creation-date>
    <dc:date>2020-06-01T15:59:29Z</dc:date>
    <meta:editing-cycles>3</meta:editing-cycles>
    <meta:editing-duration>PT6870S</meta:editing-duration>
    <meta:user-defined meta:name="AppVersion">12.0000</meta:user-defined>
    <meta:user-defined meta:name="Company">MPM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